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419880" table:style-name="ce5">
            <text:p>6.419.88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712680" table:style-name="ce6">
            <text:p>9.712.680</text:p>
          </table:table-cell>
          <table:table-cell office:value-type="float" office:value="9464310" table:style-name="ce6">
            <text:p>9.464.310</text:p>
          </table:table-cell>
          <table:table-cell office:value-type="percentage" office:value="0.97442827314397262" table:style-name="ce7">
            <text:p>97,4%</text:p>
          </table:table-cell>
          <table:table-cell office:value-type="float" office:value="5302458" table:style-name="ce5">
            <text:p>5.302.458</text:p>
          </table:table-cell>
          <table:table-cell office:value-type="float" office:value="4411374" table:style-name="ce5">
            <text:p>4.411.374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18835" table:style-name="ce5">
            <text:p>1.118.83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14735" table:style-name="ce6">
            <text:p>1.614.735</text:p>
          </table:table-cell>
          <table:table-cell office:value-type="float" office:value="1522279" table:style-name="ce6">
            <text:p>1.522.279</text:p>
          </table:table-cell>
          <table:table-cell office:value-type="percentage" office:value="0.94274230756130262" table:style-name="ce7">
            <text:p>94,3%</text:p>
          </table:table-cell>
          <table:table-cell office:value-type="float" office:value="879953" table:style-name="ce5">
            <text:p>879.953</text:p>
          </table:table-cell>
          <table:table-cell office:value-type="float" office:value="726251" table:style-name="ce5">
            <text:p>726.251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40415" table:style-name="ce5">
            <text:p>940.41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46465" table:style-name="ce6">
            <text:p>1.346.465</text:p>
          </table:table-cell>
          <table:table-cell office:value-type="float" office:value="1331864" table:style-name="ce6">
            <text:p>1.331.864</text:p>
          </table:table-cell>
          <table:table-cell office:value-type="percentage" office:value="0.9891560493588768" table:style-name="ce7">
            <text:p>98,9%</text:p>
          </table:table-cell>
          <table:table-cell office:value-type="float" office:value="722897" table:style-name="ce5">
            <text:p>722.897</text:p>
          </table:table-cell>
          <table:table-cell office:value-type="float" office:value="653663" table:style-name="ce5">
            <text:p>653.663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48610" table:style-name="ce5">
            <text:p>848.61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15560" table:style-name="ce6">
            <text:p>1.315.560</text:p>
          </table:table-cell>
          <table:table-cell office:value-type="float" office:value="1215370" table:style-name="ce6">
            <text:p>1.215.370</text:p>
          </table:table-cell>
          <table:table-cell office:value-type="percentage" office:value="0.92384231810027673" table:style-name="ce7">
            <text:p>92,4%</text:p>
          </table:table-cell>
          <table:table-cell office:value-type="float" office:value="706679" table:style-name="ce5">
            <text:p>706.679</text:p>
          </table:table-cell>
          <table:table-cell office:value-type="float" office:value="576118" table:style-name="ce5">
            <text:p>576.118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00530" table:style-name="ce5">
            <text:p>1.600.530</text:p>
          </table:table-cell>
          <table:table-cell office:value-type="float" office:value="264700" table:style-name="ce5">
            <text:p>26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489830" table:style-name="ce6">
            <text:p>2.489.830</text:p>
          </table:table-cell>
          <table:table-cell office:value-type="float" office:value="2274059" table:style-name="ce6">
            <text:p>2.274.059</text:p>
          </table:table-cell>
          <table:table-cell office:value-type="percentage" office:value="0.91333906330954318" table:style-name="ce7">
            <text:p>91,3%</text:p>
          </table:table-cell>
          <table:table-cell office:value-type="float" office:value="1336487" table:style-name="ce5">
            <text:p>1.336.487</text:p>
          </table:table-cell>
          <table:table-cell office:value-type="float" office:value="1050101" table:style-name="ce5">
            <text:p>1.050.101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93305" table:style-name="ce5">
            <text:p>493.30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15755" table:style-name="ce6">
            <text:p>715.755</text:p>
          </table:table-cell>
          <table:table-cell office:value-type="float" office:value="667602" table:style-name="ce6">
            <text:p>667.602</text:p>
          </table:table-cell>
          <table:table-cell office:value-type="percentage" office:value="0.93272418634868082" table:style-name="ce7">
            <text:p>93,3%</text:p>
          </table:table-cell>
          <table:table-cell office:value-type="float" office:value="371653" table:style-name="ce5">
            <text:p>371.653</text:p>
          </table:table-cell>
          <table:table-cell office:value-type="float" office:value="316512" table:style-name="ce5">
            <text:p>316.512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02825" table:style-name="ce5">
            <text:p>2.202.82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125075" table:style-name="ce6">
            <text:p>3.125.075</text:p>
          </table:table-cell>
          <table:table-cell office:value-type="float" office:value="2898186" table:style-name="ce6">
            <text:p>2.898.186</text:p>
          </table:table-cell>
          <table:table-cell office:value-type="percentage" office:value="0.92739726246570087" table:style-name="ce7">
            <text:p>92,7%</text:p>
          </table:table-cell>
          <table:table-cell office:value-type="float" office:value="1625886" table:style-name="ce5">
            <text:p>1.625.886</text:p>
          </table:table-cell>
          <table:table-cell office:value-type="float" office:value="1411929" table:style-name="ce5">
            <text:p>1.411.929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643715" table:style-name="ce5">
            <text:p>1.643.71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434540" table:style-name="ce6">
            <text:p>2.434.540</text:p>
          </table:table-cell>
          <table:table-cell office:value-type="float" office:value="2288828" table:style-name="ce6">
            <text:p>2.288.828</text:p>
          </table:table-cell>
          <table:table-cell office:value-type="percentage" office:value="0.9401480361793193" table:style-name="ce7">
            <text:p>94,0%</text:p>
          </table:table-cell>
          <table:table-cell office:value-type="float" office:value="1319133" table:style-name="ce5">
            <text:p>1.319.133</text:p>
          </table:table-cell>
          <table:table-cell office:value-type="float" office:value="1042417" table:style-name="ce5">
            <text:p>1.042.417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056540" table:style-name="ce5">
            <text:p>6.056.54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044440" table:style-name="ce6">
            <text:p>9.044.440</text:p>
          </table:table-cell>
          <table:table-cell office:value-type="float" office:value="8490655" table:style-name="ce6">
            <text:p>8.490.655</text:p>
          </table:table-cell>
          <table:table-cell office:value-type="percentage" office:value="0.93877067015757742" table:style-name="ce7">
            <text:p>93,9%</text:p>
          </table:table-cell>
          <table:table-cell office:value-type="float" office:value="4809346" table:style-name="ce5">
            <text:p>4.809.346</text:p>
          </table:table-cell>
          <table:table-cell office:value-type="float" office:value="4113851" table:style-name="ce5">
            <text:p>4.113.851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867040" table:style-name="ce5">
            <text:p>3.867.04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757090" table:style-name="ce6">
            <text:p>5.757.090</text:p>
          </table:table-cell>
          <table:table-cell office:value-type="float" office:value="5413270" table:style-name="ce6">
            <text:p>5.413.270</text:p>
          </table:table-cell>
          <table:table-cell office:value-type="percentage" office:value="0.9402788561582327" table:style-name="ce7">
            <text:p>94,0%</text:p>
          </table:table-cell>
          <table:table-cell office:value-type="float" office:value="3053596" table:style-name="ce5">
            <text:p>3.053.596</text:p>
          </table:table-cell>
          <table:table-cell office:value-type="float" office:value="2539159" table:style-name="ce5">
            <text:p>2.539.159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99225" table:style-name="ce5">
            <text:p>899.22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94675" table:style-name="ce6">
            <text:p>1.294.675</text:p>
          </table:table-cell>
          <table:table-cell office:value-type="float" office:value="1291772" table:style-name="ce6">
            <text:p>1.291.772</text:p>
          </table:table-cell>
          <table:table-cell office:value-type="percentage" office:value="0.99775773842856319" table:style-name="ce7">
            <text:p>99,8%</text:p>
          </table:table-cell>
          <table:table-cell office:value-type="float" office:value="728716" table:style-name="ce5">
            <text:p>728.716</text:p>
          </table:table-cell>
          <table:table-cell office:value-type="float" office:value="624919" table:style-name="ce5">
            <text:p>624.919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395105" table:style-name="ce5">
            <text:p>2.395.10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429905" table:style-name="ce6">
            <text:p>3.429.905</text:p>
          </table:table-cell>
          <table:table-cell office:value-type="float" office:value="3329892" table:style-name="ce6">
            <text:p>3.329.892</text:p>
          </table:table-cell>
          <table:table-cell office:value-type="percentage" office:value="0.97084088334808105" table:style-name="ce7">
            <text:p>97,1%</text:p>
          </table:table-cell>
          <table:table-cell office:value-type="float" office:value="1837831" table:style-name="ce5">
            <text:p>1.837.831</text:p>
          </table:table-cell>
          <table:table-cell office:value-type="float" office:value="1635927" table:style-name="ce5">
            <text:p>1.635.927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65655" table:style-name="ce5">
            <text:p>265.6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77505" table:style-name="ce6">
            <text:p>377.505</text:p>
          </table:table-cell>
          <table:table-cell office:value-type="float" office:value="347434" table:style-name="ce6">
            <text:p>347.434</text:p>
          </table:table-cell>
          <table:table-cell office:value-type="percentage" office:value="0.92034277691686206" table:style-name="ce7">
            <text:p>92,0%</text:p>
          </table:table-cell>
          <table:table-cell office:value-type="float" office:value="200563" table:style-name="ce5">
            <text:p>200.563</text:p>
          </table:table-cell>
          <table:table-cell office:value-type="float" office:value="168822" table:style-name="ce5">
            <text:p>168.822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172495" table:style-name="ce5">
            <text:p>5.172.49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649595" table:style-name="ce6">
            <text:p>7.649.595</text:p>
          </table:table-cell>
          <table:table-cell office:value-type="float" office:value="7157266" table:style-name="ce6">
            <text:p>7.157.266</text:p>
          </table:table-cell>
          <table:table-cell office:value-type="percentage" office:value="0.93563986067236238" table:style-name="ce7">
            <text:p>93,6%</text:p>
          </table:table-cell>
          <table:table-cell office:value-type="float" office:value="4340809" table:style-name="ce5">
            <text:p>4.340.809</text:p>
          </table:table-cell>
          <table:table-cell office:value-type="float" office:value="3329441" table:style-name="ce5">
            <text:p>3.329.441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141475" table:style-name="ce5">
            <text:p>1.141.47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674475" table:style-name="ce6">
            <text:p>1.674.475</text:p>
          </table:table-cell>
          <table:table-cell office:value-type="float" office:value="1580276" table:style-name="ce6">
            <text:p>1.580.276</text:p>
          </table:table-cell>
          <table:table-cell office:value-type="percentage" office:value="0.94374415861687988" table:style-name="ce7">
            <text:p>94,4%</text:p>
          </table:table-cell>
          <table:table-cell office:value-type="float" office:value="909652" table:style-name="ce5">
            <text:p>909.652</text:p>
          </table:table-cell>
          <table:table-cell office:value-type="float" office:value="730411" table:style-name="ce5">
            <text:p>730.411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27235" table:style-name="ce5">
            <text:p>527.2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83035" table:style-name="ce6">
            <text:p>783.035</text:p>
          </table:table-cell>
          <table:table-cell office:value-type="float" office:value="745842" table:style-name="ce6">
            <text:p>745.842</text:p>
          </table:table-cell>
          <table:table-cell office:value-type="percentage" office:value="0.95250148460796769" table:style-name="ce7">
            <text:p>95,3%</text:p>
          </table:table-cell>
          <table:table-cell office:value-type="float" office:value="424494" table:style-name="ce5">
            <text:p>424.494</text:p>
          </table:table-cell>
          <table:table-cell office:value-type="float" office:value="362567" table:style-name="ce5">
            <text:p>362.567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839060" table:style-name="ce5">
            <text:p>1.839.06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737860" table:style-name="ce6">
            <text:p>2.737.860</text:p>
          </table:table-cell>
          <table:table-cell office:value-type="float" office:value="2528408" table:style-name="ce6">
            <text:p>2.528.408</text:p>
          </table:table-cell>
          <table:table-cell office:value-type="percentage" office:value="0.9234979144295179" table:style-name="ce7">
            <text:p>92,3%</text:p>
          </table:table-cell>
          <table:table-cell office:value-type="float" office:value="1458494" table:style-name="ce5">
            <text:p>1.458.494</text:p>
          </table:table-cell>
          <table:table-cell office:value-type="float" office:value="1210274" table:style-name="ce5">
            <text:p>1.210.274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3990" table:style-name="ce5">
            <text:p>63.99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7940" table:style-name="ce6">
            <text:p>97.940</text:p>
          </table:table-cell>
          <table:table-cell office:value-type="float" office:value="86444" table:style-name="ce6">
            <text:p>86.444</text:p>
          </table:table-cell>
          <table:table-cell office:value-type="percentage" office:value="0.88262201347763936" table:style-name="ce7">
            <text:p>88,3%</text:p>
          </table:table-cell>
          <table:table-cell office:value-type="float" office:value="49758" table:style-name="ce5">
            <text:p>49.758</text:p>
          </table:table-cell>
          <table:table-cell office:value-type="float" office:value="41222" table:style-name="ce5">
            <text:p>41.222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3990" table:style-name="ce5">
            <text:p>63.99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95740" table:style-name="ce6">
            <text:p>95.740</text:p>
          </table:table-cell>
          <table:table-cell office:value-type="float" office:value="79259" table:style-name="ce6">
            <text:p>79.259</text:p>
          </table:table-cell>
          <table:table-cell office:value-type="percentage" office:value="0.82785669521621053" table:style-name="ce7">
            <text:p>82,8%</text:p>
          </table:table-cell>
          <table:table-cell office:value-type="float" office:value="47842" table:style-name="ce5">
            <text:p>47.842</text:p>
          </table:table-cell>
          <table:table-cell office:value-type="float" office:value="38209" table:style-name="ce5">
            <text:p>38.209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2933" table:style-name="ce6">
            <text:p>162.933</text:p>
          </table:table-cell>
          <table:table-cell office:value-type="percentage" office:value="0.75513051054836677" table:style-name="ce7">
            <text:p>75,5%</text:p>
          </table:table-cell>
          <table:table-cell office:value-type="float" office:value="88402" table:style-name="ce5">
            <text:p>88.402</text:p>
          </table:table-cell>
          <table:table-cell office:value-type="float" office:value="75663" table:style-name="ce5">
            <text:p>75.663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475" table:style-name="ce5">
            <text:p>2.475</text:p>
          </table:table-cell>
          <table:table-cell office:value-type="float" office:value="5745" table:style-name="ce6">
            <text:p>5.745</text:p>
          </table:table-cell>
          <table:table-cell office:value-type="float" office:value="3318" table:style-name="ce6">
            <text:p>3.318</text:p>
          </table:table-cell>
          <table:table-cell office:value-type="percentage" office:value="0.57754569190600524" table:style-name="ce7">
            <text:p>57,8%</text:p>
          </table:table-cell>
          <table:table-cell office:value-type="float" office:value="2662" table:style-name="ce5">
            <text:p>2.662</text:p>
          </table:table-cell>
          <table:table-cell office:value-type="float" office:value="2128" table:style-name="ce5">
            <text:p>2.128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7609293" table:style-name="ce11">
            <text:p>37.609.293</text:p>
          </table:table-cell>
          <table:table-cell office:value-type="float" office:value="5701770" table:style-name="ce12">
            <text:p>5.701.77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750" table:style-name="ce14">
            <text:p>2.417.750</text:p>
          </table:table-cell>
          <table:table-cell office:value-type="float" office:value="55918413" table:style-name="ce15">
            <text:p>55.918.413</text:p>
          </table:table-cell>
          <table:table-cell office:value-type="float" office:value="52879267" table:style-name="ce15">
            <text:p>52.879.267</text:p>
          </table:table-cell>
          <table:table-cell office:value-type="percentage" office:value="0.9456503531314453" table:style-name="ce16">
            <text:p>94,6%</text:p>
          </table:table-cell>
          <table:table-cell office:value-type="float" office:value="30217311" table:style-name="ce15">
            <text:p>30.217.311</text:p>
          </table:table-cell>
          <table:table-cell office:value-type="float" office:value="25060958" table:style-name="ce15">
            <text:p>25.060.95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02016" table:style-name="ce23">
            <text:p>4.302.016</text:p>
          </table:table-cell>
          <table:table-cell office:value-type="percentage" office:value="0.9291252022869958" table:style-name="ce24">
            <text:p>92,9%</text:p>
          </table:table-cell>
          <table:table-cell office:value-type="float" office:value="3946564" table:style-name="ce23">
            <text:p>3.946.564</text:p>
          </table:table-cell>
          <table:table-cell office:value-type="percentage" office:value="0.85235667994693076" table:style-name="ce24">
            <text:p>85,2%</text:p>
          </table:table-cell>
          <table:table-cell office:value-type="date" office:date-value="2021-07-21T00:00:00" table:style-name="ce25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1110" table:style-name="ce5">
            <text:p>721.110</text:p>
          </table:table-cell>
          <table:table-cell office:value-type="percentage" office:value="0.91588364844577552" table:style-name="ce26">
            <text:p>91,6%</text:p>
          </table:table-cell>
          <table:table-cell office:value-type="float" office:value="656754" table:style-name="ce5">
            <text:p>656.754</text:p>
          </table:table-cell>
          <table:table-cell office:value-type="percentage" office:value="0.83414492886155633" table:style-name="ce26">
            <text:p>83,4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2723" table:style-name="ce5">
            <text:p>632.723</text:p>
          </table:table-cell>
          <table:table-cell office:value-type="percentage" office:value="0.93547566772378821" table:style-name="ce26">
            <text:p>93,5%</text:p>
          </table:table-cell>
          <table:table-cell office:value-type="float" office:value="600819" table:style-name="ce5">
            <text:p>600.819</text:p>
          </table:table-cell>
          <table:table-cell office:value-type="percentage" office:value="0.88830587035106789" table:style-name="ce26">
            <text:p>88,8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1903" table:style-name="ce5">
            <text:p>521.903</text:p>
          </table:table-cell>
          <table:table-cell office:value-type="percentage" office:value="0.84278765877873196" table:style-name="ce26">
            <text:p>84,3%</text:p>
          </table:table-cell>
          <table:table-cell office:value-type="float" office:value="494465" table:style-name="ce5">
            <text:p>494.465</text:p>
          </table:table-cell>
          <table:table-cell office:value-type="percentage" office:value="0.79847979355938881" table:style-name="ce26">
            <text:p>79,8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38227" table:style-name="ce5">
            <text:p>1.038.227</text:p>
          </table:table-cell>
          <table:table-cell office:value-type="percentage" office:value="0.85219671754378046" table:style-name="ce26">
            <text:p>85,2%</text:p>
          </table:table-cell>
          <table:table-cell office:value-type="float" office:value="922449" table:style-name="ce5">
            <text:p>922.449</text:p>
          </table:table-cell>
          <table:table-cell office:value-type="percentage" office:value="0.75716390529387378" table:style-name="ce26">
            <text:p>75,7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175" table:style-name="ce5">
            <text:p>335.175</text:p>
          </table:table-cell>
          <table:table-cell office:value-type="percentage" office:value="0.93315162617696679" table:style-name="ce26">
            <text:p>93,3%</text:p>
          </table:table-cell>
          <table:table-cell office:value-type="float" office:value="301535" table:style-name="ce5">
            <text:p>301.535</text:p>
          </table:table-cell>
          <table:table-cell office:value-type="percentage" office:value="0.83949541463197341" table:style-name="ce26">
            <text:p>83,9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5927" table:style-name="ce5">
            <text:p>1.435.927</text:p>
          </table:table-cell>
          <table:table-cell office:value-type="percentage" office:value="0.93721452991341425" table:style-name="ce26">
            <text:p>93,7%</text:p>
          </table:table-cell>
          <table:table-cell office:value-type="float" office:value="1337105" table:style-name="ce5">
            <text:p>1.337.105</text:p>
          </table:table-cell>
          <table:table-cell office:value-type="percentage" office:value="0.87271444441108481" table:style-name="ce26">
            <text:p>87,3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9743" table:style-name="ce5">
            <text:p>1.059.743</text:p>
          </table:table-cell>
          <table:table-cell office:value-type="percentage" office:value="0.92085743929121966" table:style-name="ce26">
            <text:p>92,1%</text:p>
          </table:table-cell>
          <table:table-cell office:value-type="float" office:value="940494" table:style-name="ce5">
            <text:p>940.494</text:p>
          </table:table-cell>
          <table:table-cell office:value-type="percentage" office:value="0.81723672296845207" table:style-name="ce26">
            <text:p>81,7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19672" table:style-name="ce5">
            <text:p>3.819.672</text:p>
          </table:table-cell>
          <table:table-cell office:value-type="percentage" office:value="0.88242522363430087" table:style-name="ce26">
            <text:p>88,2%</text:p>
          </table:table-cell>
          <table:table-cell office:value-type="float" office:value="3614052" table:style-name="ce5">
            <text:p>3.614.052</text:p>
          </table:table-cell>
          <table:table-cell office:value-type="percentage" office:value="0.83492264370500713" table:style-name="ce26">
            <text:p>83,5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67106" table:style-name="ce5">
            <text:p>2.667.106</text:p>
          </table:table-cell>
          <table:table-cell office:value-type="percentage" office:value="0.91999532259438721" table:style-name="ce26">
            <text:p>92,0%</text:p>
          </table:table-cell>
          <table:table-cell office:value-type="float" office:value="2408891" table:style-name="ce5">
            <text:p>2.408.891</text:p>
          </table:table-cell>
          <table:table-cell office:value-type="percentage" office:value="0.83092627463614721" table:style-name="ce26">
            <text:p>83,1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2364" table:style-name="ce5">
            <text:p>602.364</text:p>
          </table:table-cell>
          <table:table-cell office:value-type="percentage" office:value="0.96860527940722441" table:style-name="ce26">
            <text:p>96,9%</text:p>
          </table:table-cell>
          <table:table-cell office:value-type="float" office:value="575363" table:style-name="ce5">
            <text:p>575.363</text:p>
          </table:table-cell>
          <table:table-cell office:value-type="percentage" office:value="0.9251874935679737" table:style-name="ce26">
            <text:p>92,5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3643" table:style-name="ce5">
            <text:p>1.633.643</text:p>
          </table:table-cell>
          <table:table-cell office:value-type="percentage" office:value="0.94973667243958348" table:style-name="ce26">
            <text:p>95,0%</text:p>
          </table:table-cell>
          <table:table-cell office:value-type="float" office:value="1570385" table:style-name="ce5">
            <text:p>1.570.385</text:p>
          </table:table-cell>
          <table:table-cell office:value-type="percentage" office:value="0.91296092496894077" table:style-name="ce26">
            <text:p>91,3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5530" table:style-name="ce5">
            <text:p>175.530</text:p>
          </table:table-cell>
          <table:table-cell office:value-type="percentage" office:value="0.93039896958035839" table:style-name="ce26">
            <text:p>93,0%</text:p>
          </table:table-cell>
          <table:table-cell office:value-type="float" office:value="158422" table:style-name="ce5">
            <text:p>158.422</text:p>
          </table:table-cell>
          <table:table-cell office:value-type="percentage" office:value="0.83971780071132873" table:style-name="ce26">
            <text:p>84,0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03382" table:style-name="ce5">
            <text:p>3.403.382</text:p>
          </table:table-cell>
          <table:table-cell office:value-type="percentage" office:value="0.9118774582828727" table:style-name="ce26">
            <text:p>91,2%</text:p>
          </table:table-cell>
          <table:table-cell office:value-type="float" office:value="3017509" table:style-name="ce5">
            <text:p>3.017.509</text:p>
          </table:table-cell>
          <table:table-cell office:value-type="percentage" office:value="0.80848944880877105" table:style-name="ce26">
            <text:p>80,8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8021" table:style-name="ce5">
            <text:p>728.021</text:p>
          </table:table-cell>
          <table:table-cell office:value-type="percentage" office:value="0.92506785329456975" table:style-name="ce26">
            <text:p>92,5%</text:p>
          </table:table-cell>
          <table:table-cell office:value-type="float" office:value="663871" table:style-name="ce5">
            <text:p>663.871</text:p>
          </table:table-cell>
          <table:table-cell office:value-type="percentage" office:value="0.84355495354463583" table:style-name="ce26">
            <text:p>84,4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5760" table:style-name="ce5">
            <text:p>345.760</text:p>
          </table:table-cell>
          <table:table-cell office:value-type="percentage" office:value="0.92080383916825126" table:style-name="ce26">
            <text:p>92,1%</text:p>
          </table:table-cell>
          <table:table-cell office:value-type="float" office:value="328452" table:style-name="ce5">
            <text:p>328.452</text:p>
          </table:table-cell>
          <table:table-cell office:value-type="percentage" office:value="0.87471038460923889" table:style-name="ce26">
            <text:p>87,5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6030" table:style-name="ce5">
            <text:p>1.256.030</text:p>
          </table:table-cell>
          <table:table-cell office:value-type="percentage" office:value="0.92815127913335205" table:style-name="ce26">
            <text:p>92,8%</text:p>
          </table:table-cell>
          <table:table-cell office:value-type="float" office:value="1123665" table:style-name="ce5">
            <text:p>1.123.665</text:p>
          </table:table-cell>
          <table:table-cell office:value-type="percentage" office:value="0.83033932873209881" table:style-name="ce26">
            <text:p>83,0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047" table:style-name="ce5">
            <text:p>33.047</text:p>
          </table:table-cell>
          <table:table-cell office:value-type="percentage" office:value="0.84783724152085793" table:style-name="ce26">
            <text:p>84,8%</text:p>
          </table:table-cell>
          <table:table-cell office:value-type="float" office:value="31360" table:style-name="ce5">
            <text:p>31.360</text:p>
          </table:table-cell>
          <table:table-cell office:value-type="percentage" office:value="0.80455641644004305" table:style-name="ce26">
            <text:p>80,5%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660" table:style-name="ce5">
            <text:p>30.660</text:p>
          </table:table-cell>
          <table:table-cell office:value-type="percentage" office:value="0.82364002686366689" table:style-name="ce26">
            <text:p>82,4%</text:p>
          </table:table-cell>
          <table:table-cell office:value-type="float" office:value="29393" table:style-name="ce5">
            <text:p>29.393</text:p>
          </table:table-cell>
          <table:table-cell office:value-type="percentage" office:value="0.78960376091336471" table:style-name="ce26">
            <text:p>79,0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186" table:style-name="ce5">
            <text:p>34.186</text:p>
          </table:table-cell>
          <table:table-cell office:value-type="string" table:style-name="ce26">
            <text:p>-</text:p>
          </table:table-cell>
          <table:table-cell office:value-type="float" office:value="30576" table:style-name="ce5">
            <text:p>30.576</text:p>
          </table:table-cell>
          <table:table-cell office:value-type="string" table:style-name="ce26">
            <text:p>-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string" table:style-name="ce26">
            <text:p>-</text:p>
          </table:table-cell>
          <table:table-cell office:value-type="float" office:value="1092" table:style-name="ce5">
            <text:p>1.092</text:p>
          </table:table-cell>
          <table:table-cell office:value-type="string" table:style-name="ce26">
            <text:p>-</text:p>
          </table:table-cell>
          <table:table-cell office:value-type="date" office:date-value="2021-07-21T00:00:00" table:style-name="ce8">
            <text:p>2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777444" table:style-name="ce15">
            <text:p>24.777.444</text:p>
          </table:table-cell>
          <table:table-cell office:value-type="percentage" office:value="0.91578039080136386" table:style-name="ce16">
            <text:p>91,6%</text:p>
          </table:table-cell>
          <table:table-cell office:value-type="float" office:value="22753216" table:style-name="ce15">
            <text:p>22.753.216</text:p>
          </table:table-cell>
          <table:table-cell office:value-type="percentage" office:value="0.84096442879531264" table:style-name="ce16">
            <text:p>84,1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278" table:style-name="ce35">
            <text:p>432.278</text:p>
          </table:table-cell>
          <table:table-cell office:value-type="percentage" office:value="1" table:style-name="ce36">
            <text:p>100,0%</text:p>
          </table:table-cell>
          <table:table-cell office:value-type="float" office:value="649637" table:style-name="ce35">
            <text:p>649.637</text:p>
          </table:table-cell>
          <table:table-cell office:value-type="percentage" office:value="0.9988560551430623" table:style-name="ce36">
            <text:p>99,9%</text:p>
          </table:table-cell>
          <table:table-cell office:value-type="float" office:value="901992" table:style-name="ce35">
            <text:p>901.992</text:p>
          </table:table-cell>
          <table:table-cell office:value-type="percentage" office:value="0.98454942274547641" table:style-name="ce36">
            <text:p>98,5%</text:p>
          </table:table-cell>
          <table:table-cell office:value-type="float" office:value="1164620" table:style-name="ce35">
            <text:p>1.164.620</text:p>
          </table:table-cell>
          <table:table-cell office:value-type="percentage" office:value="0.92063293810932778" table:style-name="ce36">
            <text:p>92,1%</text:p>
          </table:table-cell>
          <table:table-cell office:value-type="float" office:value="1153489" table:style-name="ce35">
            <text:p>1.153.489</text:p>
          </table:table-cell>
          <table:table-cell office:value-type="percentage" office:value="0.83277549717929356" table:style-name="ce36">
            <text:p>83,3%</text:p>
          </table:table-cell>
          <table:table-cell office:value-type="float" office:value="733093" table:style-name="ce35">
            <text:p>733.093</text:p>
          </table:table-cell>
          <table:table-cell office:value-type="percentage" office:value="0.64294165058054742" table:style-name="ce36">
            <text:p>64,3%</text:p>
          </table:table-cell>
          <table:table-cell office:value-type="float" office:value="259042" table:style-name="ce35">
            <text:p>259.042</text:p>
          </table:table-cell>
          <table:table-cell office:value-type="percentage" office:value="0.27893809655077356" table:style-name="ce36">
            <text:p>27,9%</text:p>
          </table:table-cell>
          <table:table-cell office:value-type="float" office:value="8307" table:style-name="ce35">
            <text:p>8.307</text:p>
          </table:table-cell>
          <table:table-cell office:value-type="percentage" office:value="1.1033235180440613E-2" table:style-name="ce36">
            <text:p>1,1%</text:p>
          </table:table-cell>
          <table:table-cell office:value-type="float" office:value="5302458" table:style-name="ce35">
            <text:p>5.302.45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1155069629192258" table:style-name="ce36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80" table:style-name="ce38">
            <text:p>100.880</text:p>
          </table:table-cell>
          <table:table-cell office:value-type="percentage" office:value="1" table:style-name="ce39">
            <text:p>100,0%</text:p>
          </table:table-cell>
          <table:table-cell office:value-type="float" office:value="118475" table:style-name="ce38">
            <text:p>118.475</text:p>
          </table:table-cell>
          <table:table-cell office:value-type="percentage" office:value="0.99596486066159473" table:style-name="ce39">
            <text:p>99,6%</text:p>
          </table:table-cell>
          <table:table-cell office:value-type="float" office:value="150639" table:style-name="ce38">
            <text:p>150.639</text:p>
          </table:table-cell>
          <table:table-cell office:value-type="percentage" office:value="0.96336822986947379" table:style-name="ce39">
            <text:p>96,3%</text:p>
          </table:table-cell>
          <table:table-cell office:value-type="float" office:value="177560" table:style-name="ce38">
            <text:p>177.560</text:p>
          </table:table-cell>
          <table:table-cell office:value-type="percentage" office:value="0.89556454460169677" table:style-name="ce39">
            <text:p>89,6%</text:p>
          </table:table-cell>
          <table:table-cell office:value-type="float" office:value="173556" table:style-name="ce38">
            <text:p>173.556</text:p>
          </table:table-cell>
          <table:table-cell office:value-type="percentage" office:value="0.80745127778062087" table:style-name="ce39">
            <text:p>80,7%</text:p>
          </table:table-cell>
          <table:table-cell office:value-type="float" office:value="97859" table:style-name="ce38">
            <text:p>97.859</text:p>
          </table:table-cell>
          <table:table-cell office:value-type="percentage" office:value="0.59566244232618726" table:style-name="ce39">
            <text:p>59,6%</text:p>
          </table:table-cell>
          <table:table-cell office:value-type="float" office:value="46940" table:style-name="ce38">
            <text:p>46.940</text:p>
          </table:table-cell>
          <table:table-cell office:value-type="percentage" office:value="0.35996656467358379" table:style-name="ce39">
            <text:p>36,0%</text:p>
          </table:table-cell>
          <table:table-cell office:value-type="float" office:value="14044" table:style-name="ce38">
            <text:p>14.044</text:p>
          </table:table-cell>
          <table:table-cell office:value-type="percentage" office:value="0.13620537489452908" table:style-name="ce39">
            <text:p>13,6%</text:p>
          </table:table-cell>
          <table:table-cell office:value-type="float" office:value="879953" table:style-name="ce38">
            <text:p>879.95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4249241014096301" table:style-name="ce39">
            <text:p>7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00" table:style-name="ce38">
            <text:p>88.600</text:p>
          </table:table-cell>
          <table:table-cell office:value-type="percentage" office:value="1" table:style-name="ce39">
            <text:p>100,0%</text:p>
          </table:table-cell>
          <table:table-cell office:value-type="float" office:value="113762" table:style-name="ce38">
            <text:p>113.762</text:p>
          </table:table-cell>
          <table:table-cell office:value-type="percentage" office:value="1" table:style-name="ce39">
            <text:p>100,0%</text:p>
          </table:table-cell>
          <table:table-cell office:value-type="float" office:value="144481" table:style-name="ce38">
            <text:p>144.481</text:p>
          </table:table-cell>
          <table:table-cell office:value-type="percentage" office:value="0.96544650255258868" table:style-name="ce39">
            <text:p>96,5%</text:p>
          </table:table-cell>
          <table:table-cell office:value-type="float" office:value="147048" table:style-name="ce38">
            <text:p>147.048</text:p>
          </table:table-cell>
          <table:table-cell office:value-type="percentage" office:value="0.9041040302499308" table:style-name="ce39">
            <text:p>90,4%</text:p>
          </table:table-cell>
          <table:table-cell office:value-type="float" office:value="138832" table:style-name="ce38">
            <text:p>138.832</text:p>
          </table:table-cell>
          <table:table-cell office:value-type="percentage" office:value="0.83136418891809838" table:style-name="ce39">
            <text:p>83,1%</text:p>
          </table:table-cell>
          <table:table-cell office:value-type="float" office:value="71340" table:style-name="ce38">
            <text:p>71.340</text:p>
          </table:table-cell>
          <table:table-cell office:value-type="percentage" office:value="0.62332351836156963" table:style-name="ce39">
            <text:p>62,3%</text:p>
          </table:table-cell>
          <table:table-cell office:value-type="float" office:value="18072" table:style-name="ce38">
            <text:p>18.072</text:p>
          </table:table-cell>
          <table:table-cell office:value-type="percentage" office:value="0.22843852308781332" table:style-name="ce39">
            <text:p>22,8%</text:p>
          </table:table-cell>
          <table:table-cell office:value-type="float" office:value="762" table:style-name="ce38">
            <text:p>762</text:p>
          </table:table-cell>
          <table:table-cell office:value-type="percentage" office:value="1.190625E-2" table:style-name="ce39">
            <text:p>1,2%</text:p>
          </table:table-cell>
          <table:table-cell office:value-type="float" office:value="722897" table:style-name="ce38">
            <text:p>722.89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7404015517272762" table:style-name="ce39">
            <text:p>7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23" table:style-name="ce38">
            <text:p>50.923</text:p>
          </table:table-cell>
          <table:table-cell office:value-type="percentage" office:value="1" table:style-name="ce39">
            <text:p>100,0%</text:p>
          </table:table-cell>
          <table:table-cell office:value-type="float" office:value="77992" table:style-name="ce38">
            <text:p>77.992</text:p>
          </table:table-cell>
          <table:table-cell office:value-type="percentage" office:value="0.968652193352874" table:style-name="ce39">
            <text:p>96,9%</text:p>
          </table:table-cell>
          <table:table-cell office:value-type="float" office:value="104402" table:style-name="ce38">
            <text:p>104.402</text:p>
          </table:table-cell>
          <table:table-cell office:value-type="percentage" office:value="0.89056648838617769" table:style-name="ce39">
            <text:p>89,1%</text:p>
          </table:table-cell>
          <table:table-cell office:value-type="float" office:value="140044" table:style-name="ce38">
            <text:p>140.044</text:p>
          </table:table-cell>
          <table:table-cell office:value-type="percentage" office:value="0.84467149586542578" table:style-name="ce39">
            <text:p>84,5%</text:p>
          </table:table-cell>
          <table:table-cell office:value-type="float" office:value="148542" table:style-name="ce38">
            <text:p>148.542</text:p>
          </table:table-cell>
          <table:table-cell office:value-type="percentage" office:value="0.72047610732786216" table:style-name="ce39">
            <text:p>72,0%</text:p>
          </table:table-cell>
          <table:table-cell office:value-type="float" office:value="95510" table:style-name="ce38">
            <text:p>95.510</text:p>
          </table:table-cell>
          <table:table-cell office:value-type="percentage" office:value="0.52424157596315868" table:style-name="ce39">
            <text:p>52,4%</text:p>
          </table:table-cell>
          <table:table-cell office:value-type="float" office:value="65472" table:style-name="ce38">
            <text:p>65.472</text:p>
          </table:table-cell>
          <table:table-cell office:value-type="percentage" office:value="0.47463426657580721" table:style-name="ce39">
            <text:p>47,5%</text:p>
          </table:table-cell>
          <table:table-cell office:value-type="float" office:value="23794" table:style-name="ce38">
            <text:p>23.794</text:p>
          </table:table-cell>
          <table:table-cell office:value-type="percentage" office:value="0.24920402178466694" table:style-name="ce39">
            <text:p>24,9%</text:p>
          </table:table-cell>
          <table:table-cell office:value-type="float" office:value="706679" table:style-name="ce38">
            <text:p>706.67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8286939287850512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910" table:style-name="ce38">
            <text:p>91.910</text:p>
          </table:table-cell>
          <table:table-cell office:value-type="percentage" office:value="1" table:style-name="ce39">
            <text:p>100,0%</text:p>
          </table:table-cell>
          <table:table-cell office:value-type="float" office:value="148995" table:style-name="ce38">
            <text:p>148.995</text:p>
          </table:table-cell>
          <table:table-cell office:value-type="percentage" office:value="0.96417547288246375" table:style-name="ce39">
            <text:p>96,4%</text:p>
          </table:table-cell>
          <table:table-cell office:value-type="float" office:value="214819" table:style-name="ce38">
            <text:p>214.819</text:p>
          </table:table-cell>
          <table:table-cell office:value-type="percentage" office:value="0.91376567471457981" table:style-name="ce39">
            <text:p>91,4%</text:p>
          </table:table-cell>
          <table:table-cell office:value-type="float" office:value="301475" table:style-name="ce38">
            <text:p>301.475</text:p>
          </table:table-cell>
          <table:table-cell office:value-type="percentage" office:value="0.86009894097776962" table:style-name="ce39">
            <text:p>86,0%</text:p>
          </table:table-cell>
          <table:table-cell office:value-type="float" office:value="281028" table:style-name="ce38">
            <text:p>281.028</text:p>
          </table:table-cell>
          <table:table-cell office:value-type="percentage" office:value="0.72444086986110678" table:style-name="ce39">
            <text:p>72,4%</text:p>
          </table:table-cell>
          <table:table-cell office:value-type="float" office:value="176736" table:style-name="ce38">
            <text:p>176.736</text:p>
          </table:table-cell>
          <table:table-cell office:value-type="percentage" office:value="0.56840358404034297" table:style-name="ce39">
            <text:p>56,8%</text:p>
          </table:table-cell>
          <table:table-cell office:value-type="float" office:value="109923" table:style-name="ce38">
            <text:p>109.923</text:p>
          </table:table-cell>
          <table:table-cell office:value-type="percentage" office:value="0.43663901997235333" table:style-name="ce39">
            <text:p>43,7%</text:p>
          </table:table-cell>
          <table:table-cell office:value-type="float" office:value="11601" table:style-name="ce38">
            <text:p>11.601</text:p>
          </table:table-cell>
          <table:table-cell office:value-type="percentage" office:value="6.4522767343170348E-2" table:style-name="ce39">
            <text:p>6,5%</text:p>
          </table:table-cell>
          <table:table-cell office:value-type="float" office:value="1336487" table:style-name="ce38">
            <text:p>1.336.48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8161195527888474" table:style-name="ce39">
            <text:p>6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69" table:style-name="ce38">
            <text:p>42.269</text:p>
          </table:table-cell>
          <table:table-cell office:value-type="percentage" office:value="1" table:style-name="ce39">
            <text:p>100,0%</text:p>
          </table:table-cell>
          <table:table-cell office:value-type="float" office:value="55817" table:style-name="ce38">
            <text:p>55.817</text:p>
          </table:table-cell>
          <table:table-cell office:value-type="percentage" office:value="1" table:style-name="ce39">
            <text:p>100,0%</text:p>
          </table:table-cell>
          <table:table-cell office:value-type="float" office:value="75115" table:style-name="ce38">
            <text:p>75.115</text:p>
          </table:table-cell>
          <table:table-cell office:value-type="percentage" office:value="0.97116814273708707" table:style-name="ce39">
            <text:p>97,1%</text:p>
          </table:table-cell>
          <table:table-cell office:value-type="float" office:value="81375" table:style-name="ce38">
            <text:p>81.375</text:p>
          </table:table-cell>
          <table:table-cell office:value-type="percentage" office:value="0.90452847805788983" table:style-name="ce39">
            <text:p>90,5%</text:p>
          </table:table-cell>
          <table:table-cell office:value-type="float" office:value="80599" table:style-name="ce38">
            <text:p>80.599</text:p>
          </table:table-cell>
          <table:table-cell office:value-type="percentage" office:value="0.82438196156245847" table:style-name="ce39">
            <text:p>82,4%</text:p>
          </table:table-cell>
          <table:table-cell office:value-type="float" office:value="29856" table:style-name="ce38">
            <text:p>29.856</text:p>
          </table:table-cell>
          <table:table-cell office:value-type="percentage" office:value="0.42365161125537437" table:style-name="ce39">
            <text:p>42,4%</text:p>
          </table:table-cell>
          <table:table-cell office:value-type="float" office:value="6119" table:style-name="ce38">
            <text:p>6.119</text:p>
          </table:table-cell>
          <table:table-cell office:value-type="percentage" office:value="0.12115632115632116" table:style-name="ce39">
            <text:p>12,1%</text:p>
          </table:table-cell>
          <table:table-cell office:value-type="float" office:value="503" table:style-name="ce38">
            <text:p>503</text:p>
          </table:table-cell>
          <table:table-cell office:value-type="percentage" office:value="1.1441439392216183E-2" table:style-name="ce39">
            <text:p>1,1%</text:p>
          </table:table-cell>
          <table:table-cell office:value-type="float" office:value="371653" table:style-name="ce38">
            <text:p>371.65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0908959088159929" table:style-name="ce39">
            <text:p>7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13" table:style-name="ce38">
            <text:p>228.713</text:p>
          </table:table-cell>
          <table:table-cell office:value-type="percentage" office:value="1" table:style-name="ce39">
            <text:p>100,0%</text:p>
          </table:table-cell>
          <table:table-cell office:value-type="float" office:value="249260" table:style-name="ce38">
            <text:p>249.260</text:p>
          </table:table-cell>
          <table:table-cell office:value-type="percentage" office:value="1" table:style-name="ce39">
            <text:p>100,0%</text:p>
          </table:table-cell>
          <table:table-cell office:value-type="float" office:value="312709" table:style-name="ce38">
            <text:p>312.709</text:p>
          </table:table-cell>
          <table:table-cell office:value-type="percentage" office:value="0.98158675351173197" table:style-name="ce39">
            <text:p>98,2%</text:p>
          </table:table-cell>
          <table:table-cell office:value-type="float" office:value="340996" table:style-name="ce38">
            <text:p>340.996</text:p>
          </table:table-cell>
          <table:table-cell office:value-type="percentage" office:value="0.89459172296189415" table:style-name="ce39">
            <text:p>89,5%</text:p>
          </table:table-cell>
          <table:table-cell office:value-type="float" office:value="304249" table:style-name="ce38">
            <text:p>304.249</text:p>
          </table:table-cell>
          <table:table-cell office:value-type="percentage" office:value="0.8374478743755247" table:style-name="ce39">
            <text:p>83,7%</text:p>
          </table:table-cell>
          <table:table-cell office:value-type="float" office:value="150801" table:style-name="ce38">
            <text:p>150.801</text:p>
          </table:table-cell>
          <table:table-cell office:value-type="percentage" office:value="0.5631462788899968" table:style-name="ce39">
            <text:p>56,3%</text:p>
          </table:table-cell>
          <table:table-cell office:value-type="float" office:value="37560" table:style-name="ce38">
            <text:p>37.560</text:p>
          </table:table-cell>
          <table:table-cell office:value-type="percentage" office:value="0.17800441693601129" table:style-name="ce39">
            <text:p>17,8%</text:p>
          </table:table-cell>
          <table:table-cell office:value-type="float" office:value="1598" table:style-name="ce38">
            <text:p>1.598</text:p>
          </table:table-cell>
          <table:table-cell office:value-type="percentage" office:value="9.6648159572280488E-3" table:style-name="ce39">
            <text:p>1,0%</text:p>
          </table:table-cell>
          <table:table-cell office:value-type="float" office:value="1625886" table:style-name="ce38">
            <text:p>1.625.88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4710339285000416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73" table:style-name="ce38">
            <text:p>137.473</text:p>
          </table:table-cell>
          <table:table-cell office:value-type="percentage" office:value="1" table:style-name="ce39">
            <text:p>100,0%</text:p>
          </table:table-cell>
          <table:table-cell office:value-type="float" office:value="157589" table:style-name="ce38">
            <text:p>157.589</text:p>
          </table:table-cell>
          <table:table-cell office:value-type="percentage" office:value="0.99049660278690899" table:style-name="ce39">
            <text:p>99,0%</text:p>
          </table:table-cell>
          <table:table-cell office:value-type="float" office:value="216827" table:style-name="ce38">
            <text:p>216.827</text:p>
          </table:table-cell>
          <table:table-cell office:value-type="percentage" office:value="0.99259764516306237" table:style-name="ce39">
            <text:p>99,3%</text:p>
          </table:table-cell>
          <table:table-cell office:value-type="float" office:value="278388" table:style-name="ce38">
            <text:p>278.388</text:p>
          </table:table-cell>
          <table:table-cell office:value-type="percentage" office:value="0.90539160525305873" table:style-name="ce39">
            <text:p>90,5%</text:p>
          </table:table-cell>
          <table:table-cell office:value-type="float" office:value="269466" table:style-name="ce38">
            <text:p>269.466</text:p>
          </table:table-cell>
          <table:table-cell office:value-type="percentage" office:value="0.81506934256892671" table:style-name="ce39">
            <text:p>81,5%</text:p>
          </table:table-cell>
          <table:table-cell office:value-type="float" office:value="167069" table:style-name="ce38">
            <text:p>167.069</text:p>
          </table:table-cell>
          <table:table-cell office:value-type="percentage" office:value="0.62831279310720911" table:style-name="ce39">
            <text:p>62,8%</text:p>
          </table:table-cell>
          <table:table-cell office:value-type="float" office:value="89268" table:style-name="ce38">
            <text:p>89.268</text:p>
          </table:table-cell>
          <table:table-cell office:value-type="percentage" office:value="0.40931913118038965" table:style-name="ce39">
            <text:p>40,9%</text:p>
          </table:table-cell>
          <table:table-cell office:value-type="float" office:value="3053" table:style-name="ce38">
            <text:p>3.053</text:p>
          </table:table-cell>
          <table:table-cell office:value-type="percentage" office:value="1.7548800956475756E-2" table:style-name="ce39">
            <text:p>1,8%</text:p>
          </table:table-cell>
          <table:table-cell office:value-type="float" office:value="1319133" table:style-name="ce38">
            <text:p>1.319.13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2929271820184172" table:style-name="ce39">
            <text:p>7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462" table:style-name="ce38">
            <text:p>456.462</text:p>
          </table:table-cell>
          <table:table-cell office:value-type="percentage" office:value="1" table:style-name="ce39">
            <text:p>100,0%</text:p>
          </table:table-cell>
          <table:table-cell office:value-type="float" office:value="612987" table:style-name="ce38">
            <text:p>612.987</text:p>
          </table:table-cell>
          <table:table-cell office:value-type="percentage" office:value="0.96489016074498024" table:style-name="ce39">
            <text:p>96,5%</text:p>
          </table:table-cell>
          <table:table-cell office:value-type="float" office:value="772339" table:style-name="ce38">
            <text:p>772.339</text:p>
          </table:table-cell>
          <table:table-cell office:value-type="percentage" office:value="0.92210333530726474" table:style-name="ce39">
            <text:p>92,2%</text:p>
          </table:table-cell>
          <table:table-cell office:value-type="float" office:value="964124" table:style-name="ce38">
            <text:p>964.124</text:p>
          </table:table-cell>
          <table:table-cell office:value-type="percentage" office:value="0.88307534484969497" table:style-name="ce39">
            <text:p>88,3%</text:p>
          </table:table-cell>
          <table:table-cell office:value-type="float" office:value="1013760" table:style-name="ce38">
            <text:p>1.013.760</text:p>
          </table:table-cell>
          <table:table-cell office:value-type="percentage" office:value="0.7698926527713964" table:style-name="ce39">
            <text:p>77,0%</text:p>
          </table:table-cell>
          <table:table-cell office:value-type="float" office:value="548740" table:style-name="ce38">
            <text:p>548.740</text:p>
          </table:table-cell>
          <table:table-cell office:value-type="percentage" office:value="0.52528497528363516" table:style-name="ce39">
            <text:p>52,5%</text:p>
          </table:table-cell>
          <table:table-cell office:value-type="float" office:value="344938" table:style-name="ce38">
            <text:p>344.938</text:p>
          </table:table-cell>
          <table:table-cell office:value-type="percentage" office:value="0.41116177057817349" table:style-name="ce39">
            <text:p>41,1%</text:p>
          </table:table-cell>
          <table:table-cell office:value-type="float" office:value="95996" table:style-name="ce38">
            <text:p>95.996</text:p>
          </table:table-cell>
          <table:table-cell office:value-type="percentage" office:value="0.14629834523580923" table:style-name="ce39">
            <text:p>14,6%</text:p>
          </table:table-cell>
          <table:table-cell office:value-type="float" office:value="4809346" table:style-name="ce38">
            <text:p>4.809.34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0021751917488306" table:style-name="ce39">
            <text:p>7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547" table:style-name="ce38">
            <text:p>295.547</text:p>
          </table:table-cell>
          <table:table-cell office:value-type="percentage" office:value="1" table:style-name="ce39">
            <text:p>100,0%</text:p>
          </table:table-cell>
          <table:table-cell office:value-type="float" office:value="431176" table:style-name="ce38">
            <text:p>431.176</text:p>
          </table:table-cell>
          <table:table-cell office:value-type="percentage" office:value="0.98473034883136701" table:style-name="ce39">
            <text:p>98,5%</text:p>
          </table:table-cell>
          <table:table-cell office:value-type="float" office:value="550857" table:style-name="ce38">
            <text:p>550.857</text:p>
          </table:table-cell>
          <table:table-cell office:value-type="percentage" office:value="0.94856283836839272" table:style-name="ce39">
            <text:p>94,9%</text:p>
          </table:table-cell>
          <table:table-cell office:value-type="float" office:value="693535" table:style-name="ce38">
            <text:p>693.535</text:p>
          </table:table-cell>
          <table:table-cell office:value-type="percentage" office:value="0.92184455308413549" table:style-name="ce39">
            <text:p>92,2%</text:p>
          </table:table-cell>
          <table:table-cell office:value-type="float" office:value="695991" table:style-name="ce38">
            <text:p>695.991</text:p>
          </table:table-cell>
          <table:table-cell office:value-type="percentage" office:value="0.81728605851655967" table:style-name="ce39">
            <text:p>81,7%</text:p>
          </table:table-cell>
          <table:table-cell office:value-type="float" office:value="315226" table:style-name="ce38">
            <text:p>315.226</text:p>
          </table:table-cell>
          <table:table-cell office:value-type="percentage" office:value="0.48589075450205699" table:style-name="ce39">
            <text:p>48,6%</text:p>
          </table:table-cell>
          <table:table-cell office:value-type="float" office:value="67383" table:style-name="ce38">
            <text:p>67.383</text:p>
          </table:table-cell>
          <table:table-cell office:value-type="percentage" office:value="0.13055532951256088" table:style-name="ce39">
            <text:p>13,1%</text:p>
          </table:table-cell>
          <table:table-cell office:value-type="float" office:value="3881" table:style-name="ce38">
            <text:p>3.881</text:p>
          </table:table-cell>
          <table:table-cell office:value-type="percentage" office:value="9.1418530095564287E-3" table:style-name="ce39">
            <text:p>0,9%</text:p>
          </table:table-cell>
          <table:table-cell office:value-type="float" office:value="3053596" table:style-name="ce38">
            <text:p>3.053.59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8032168724277087" table:style-name="ce39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57" table:style-name="ce38">
            <text:p>78.057</text:p>
          </table:table-cell>
          <table:table-cell office:value-type="percentage" office:value="1" table:style-name="ce39">
            <text:p>100,0%</text:p>
          </table:table-cell>
          <table:table-cell office:value-type="float" office:value="95548" table:style-name="ce38">
            <text:p>95.548</text:p>
          </table:table-cell>
          <table:table-cell office:value-type="percentage" office:value="1" table:style-name="ce39">
            <text:p>100,0%</text:p>
          </table:table-cell>
          <table:table-cell office:value-type="float" office:value="130636" table:style-name="ce38">
            <text:p>130.636</text:p>
          </table:table-cell>
          <table:table-cell office:value-type="percentage" office:value="1" table:style-name="ce39">
            <text:p>100,0%</text:p>
          </table:table-cell>
          <table:table-cell office:value-type="float" office:value="157533" table:style-name="ce38">
            <text:p>157.533</text:p>
          </table:table-cell>
          <table:table-cell office:value-type="percentage" office:value="0.93095806543116488" table:style-name="ce39">
            <text:p>93,1%</text:p>
          </table:table-cell>
          <table:table-cell office:value-type="float" office:value="140590" table:style-name="ce38">
            <text:p>140.590</text:p>
          </table:table-cell>
          <table:table-cell office:value-type="percentage" office:value="0.8814751652099766" table:style-name="ce39">
            <text:p>88,1%</text:p>
          </table:table-cell>
          <table:table-cell office:value-type="float" office:value="93249" table:style-name="ce38">
            <text:p>93.249</text:p>
          </table:table-cell>
          <table:table-cell office:value-type="percentage" office:value="0.69860427482974852" table:style-name="ce39">
            <text:p>69,9%</text:p>
          </table:table-cell>
          <table:table-cell office:value-type="float" office:value="32144" table:style-name="ce38">
            <text:p>32.144</text:p>
          </table:table-cell>
          <table:table-cell office:value-type="percentage" office:value="0.28365690081186024" table:style-name="ce39">
            <text:p>28,4%</text:p>
          </table:table-cell>
          <table:table-cell office:value-type="float" office:value="959" table:style-name="ce38">
            <text:p>959</text:p>
          </table:table-cell>
          <table:table-cell office:value-type="percentage" office:value="1.1315634218289086E-2" table:style-name="ce39">
            <text:p>1,1%</text:p>
          </table:table-cell>
          <table:table-cell office:value-type="float" office:value="728716" table:style-name="ce38">
            <text:p>728.71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6430430117564141" table:style-name="ce39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240" table:style-name="ce38">
            <text:p>241.240</text:p>
          </table:table-cell>
          <table:table-cell office:value-type="percentage" office:value="1" table:style-name="ce39">
            <text:p>100,0%</text:p>
          </table:table-cell>
          <table:table-cell office:value-type="float" office:value="289567" table:style-name="ce38">
            <text:p>289.567</text:p>
          </table:table-cell>
          <table:table-cell office:value-type="percentage" office:value="0.99932703391058864" table:style-name="ce39">
            <text:p>99,9%</text:p>
          </table:table-cell>
          <table:table-cell office:value-type="float" office:value="337494" table:style-name="ce38">
            <text:p>337.494</text:p>
          </table:table-cell>
          <table:table-cell office:value-type="percentage" office:value="0.97280984183992603" table:style-name="ce39">
            <text:p>97,3%</text:p>
          </table:table-cell>
          <table:table-cell office:value-type="float" office:value="379936" table:style-name="ce38">
            <text:p>379.936</text:p>
          </table:table-cell>
          <table:table-cell office:value-type="percentage" office:value="0.93605887323874259" table:style-name="ce39">
            <text:p>93,6%</text:p>
          </table:table-cell>
          <table:table-cell office:value-type="float" office:value="385406" table:style-name="ce38">
            <text:p>385.406</text:p>
          </table:table-cell>
          <table:table-cell office:value-type="percentage" office:value="0.86955717350937789" table:style-name="ce39">
            <text:p>87,0%</text:p>
          </table:table-cell>
          <table:table-cell office:value-type="float" office:value="179952" table:style-name="ce38">
            <text:p>179.952</text:p>
          </table:table-cell>
          <table:table-cell office:value-type="percentage" office:value="0.55642408351061201" table:style-name="ce39">
            <text:p>55,6%</text:p>
          </table:table-cell>
          <table:table-cell office:value-type="float" office:value="23285" table:style-name="ce38">
            <text:p>23.285</text:p>
          </table:table-cell>
          <table:table-cell office:value-type="percentage" office:value="0.10080915746316797" table:style-name="ce39">
            <text:p>10,1%</text:p>
          </table:table-cell>
          <table:table-cell office:value-type="float" office:value="951" table:style-name="ce38">
            <text:p>951</text:p>
          </table:table-cell>
          <table:table-cell office:value-type="percentage" office:value="5.2831278783602859E-3" table:style-name="ce39">
            <text:p>0,5%</text:p>
          </table:table-cell>
          <table:table-cell office:value-type="float" office:value="1837831" table:style-name="ce38">
            <text:p>1.837.83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4876074405468818" table:style-name="ce39">
            <text:p>7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53" table:style-name="ce38">
            <text:p>28.553</text:p>
          </table:table-cell>
          <table:table-cell office:value-type="percentage" office:value="1" table:style-name="ce39">
            <text:p>100,0%</text:p>
          </table:table-cell>
          <table:table-cell office:value-type="float" office:value="36800" table:style-name="ce38">
            <text:p>36.800</text:p>
          </table:table-cell>
          <table:table-cell office:value-type="percentage" office:value="0.97566148788376905" table:style-name="ce39">
            <text:p>97,6%</text:p>
          </table:table-cell>
          <table:table-cell office:value-type="float" office:value="43205" table:style-name="ce38">
            <text:p>43.205</text:p>
          </table:table-cell>
          <table:table-cell office:value-type="percentage" office:value="0.90644931184961397" table:style-name="ce39">
            <text:p>90,6%</text:p>
          </table:table-cell>
          <table:table-cell office:value-type="float" office:value="43640" table:style-name="ce38">
            <text:p>43.640</text:p>
          </table:table-cell>
          <table:table-cell office:value-type="percentage" office:value="0.82422044686195628" table:style-name="ce39">
            <text:p>82,4%</text:p>
          </table:table-cell>
          <table:table-cell office:value-type="float" office:value="19861" table:style-name="ce38">
            <text:p>19.861</text:p>
          </table:table-cell>
          <table:table-cell office:value-type="percentage" office:value="0.50512474884915692" table:style-name="ce39">
            <text:p>50,5%</text:p>
          </table:table-cell>
          <table:table-cell office:value-type="float" office:value="4790" table:style-name="ce38">
            <text:p>4.790</text:p>
          </table:table-cell>
          <table:table-cell office:value-type="percentage" office:value="0.15726574299034737" table:style-name="ce39">
            <text:p>15,7%</text:p>
          </table:table-cell>
          <table:table-cell office:value-type="float" office:value="382" table:style-name="ce38">
            <text:p>382</text:p>
          </table:table-cell>
          <table:table-cell office:value-type="percentage" office:value="1.4961616794610685E-2" table:style-name="ce39">
            <text:p>1,5%</text:p>
          </table:table-cell>
          <table:table-cell office:value-type="float" office:value="200563" table:style-name="ce38">
            <text:p>200.56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0628235376976445" table:style-name="ce39">
            <text:p>7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401" table:style-name="ce38">
            <text:p>372.401</text:p>
          </table:table-cell>
          <table:table-cell office:value-type="percentage" office:value="1" table:style-name="ce39">
            <text:p>100,0%</text:p>
          </table:table-cell>
          <table:table-cell office:value-type="float" office:value="507712" table:style-name="ce38">
            <text:p>507.712</text:p>
          </table:table-cell>
          <table:table-cell office:value-type="percentage" office:value="0.9650833236706895" table:style-name="ce39">
            <text:p>96,5%</text:p>
          </table:table-cell>
          <table:table-cell office:value-type="float" office:value="674754" table:style-name="ce38">
            <text:p>674.754</text:p>
          </table:table-cell>
          <table:table-cell office:value-type="percentage" office:value="0.95937997193323699" table:style-name="ce39">
            <text:p>95,9%</text:p>
          </table:table-cell>
          <table:table-cell office:value-type="float" office:value="907661" table:style-name="ce38">
            <text:p>907.661</text:p>
          </table:table-cell>
          <table:table-cell office:value-type="percentage" office:value="0.93305598473657536" table:style-name="ce39">
            <text:p>93,3%</text:p>
          </table:table-cell>
          <table:table-cell office:value-type="float" office:value="940854" table:style-name="ce38">
            <text:p>940.854</text:p>
          </table:table-cell>
          <table:table-cell office:value-type="percentage" office:value="0.80692744502221758" table:style-name="ce39">
            <text:p>80,7%</text:p>
          </table:table-cell>
          <table:table-cell office:value-type="float" office:value="569798" table:style-name="ce38">
            <text:p>569.798</text:p>
          </table:table-cell>
          <table:table-cell office:value-type="percentage" office:value="0.60001474242870978" table:style-name="ce39">
            <text:p>60,0%</text:p>
          </table:table-cell>
          <table:table-cell office:value-type="float" office:value="319514" table:style-name="ce38">
            <text:p>319.514</text:p>
          </table:table-cell>
          <table:table-cell office:value-type="percentage" office:value="0.43033637496211996" table:style-name="ce39">
            <text:p>43,0%</text:p>
          </table:table-cell>
          <table:table-cell office:value-type="float" office:value="48115" table:style-name="ce38">
            <text:p>48.115</text:p>
          </table:table-cell>
          <table:table-cell office:value-type="percentage" office:value="8.6922040242655485E-2" table:style-name="ce39">
            <text:p>8,7%</text:p>
          </table:table-cell>
          <table:table-cell office:value-type="float" office:value="4340809" table:style-name="ce38">
            <text:p>4.340.80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2613829821224274" table:style-name="ce39">
            <text:p>7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28" table:style-name="ce38">
            <text:p>73.528</text:p>
          </table:table-cell>
          <table:table-cell office:value-type="percentage" office:value="1" table:style-name="ce39">
            <text:p>100,0%</text:p>
          </table:table-cell>
          <table:table-cell office:value-type="float" office:value="102049" table:style-name="ce38">
            <text:p>102.049</text:p>
          </table:table-cell>
          <table:table-cell office:value-type="percentage" office:value="0.9917394726868094" table:style-name="ce39">
            <text:p>99,2%</text:p>
          </table:table-cell>
          <table:table-cell office:value-type="float" office:value="141359" table:style-name="ce38">
            <text:p>141.359</text:p>
          </table:table-cell>
          <table:table-cell office:value-type="percentage" office:value="0.96222151127568767" table:style-name="ce39">
            <text:p>96,2%</text:p>
          </table:table-cell>
          <table:table-cell office:value-type="float" office:value="198384" table:style-name="ce38">
            <text:p>198.384</text:p>
          </table:table-cell>
          <table:table-cell office:value-type="percentage" office:value="0.93026222005476988" table:style-name="ce39">
            <text:p>93,0%</text:p>
          </table:table-cell>
          <table:table-cell office:value-type="float" office:value="212701" table:style-name="ce38">
            <text:p>212.701</text:p>
          </table:table-cell>
          <table:table-cell office:value-type="percentage" office:value="0.83688822263404117" table:style-name="ce39">
            <text:p>83,7%</text:p>
          </table:table-cell>
          <table:table-cell office:value-type="float" office:value="128932" table:style-name="ce38">
            <text:p>128.932</text:p>
          </table:table-cell>
          <table:table-cell office:value-type="percentage" office:value="0.61689066664114867" table:style-name="ce39">
            <text:p>61,7%</text:p>
          </table:table-cell>
          <table:table-cell office:value-type="float" office:value="51066" table:style-name="ce38">
            <text:p>51.066</text:p>
          </table:table-cell>
          <table:table-cell office:value-type="percentage" office:value="0.29646788351678977" table:style-name="ce39">
            <text:p>29,6%</text:p>
          </table:table-cell>
          <table:table-cell office:value-type="float" office:value="1633" table:style-name="ce38">
            <text:p>1.633</text:p>
          </table:table-cell>
          <table:table-cell office:value-type="percentage" office:value="1.1508590919982522E-2" table:style-name="ce39">
            <text:p>1,2%</text:p>
          </table:table-cell>
          <table:table-cell office:value-type="float" office:value="909652" table:style-name="ce38">
            <text:p>909.65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9431822778839158" table:style-name="ce39">
            <text:p>6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7" table:style-name="ce38">
            <text:p>42.397</text:p>
          </table:table-cell>
          <table:table-cell office:value-type="percentage" office:value="1" table:style-name="ce39">
            <text:p>100,0%</text:p>
          </table:table-cell>
          <table:table-cell office:value-type="float" office:value="55684" table:style-name="ce38">
            <text:p>55.684</text:p>
          </table:table-cell>
          <table:table-cell office:value-type="percentage" office:value="0.99806423860051618" table:style-name="ce39">
            <text:p>99,8%</text:p>
          </table:table-cell>
          <table:table-cell office:value-type="float" office:value="69903" table:style-name="ce38">
            <text:p>69.903</text:p>
          </table:table-cell>
          <table:table-cell office:value-type="percentage" office:value="0.94663073506310602" table:style-name="ce39">
            <text:p>94,7%</text:p>
          </table:table-cell>
          <table:table-cell office:value-type="float" office:value="88282" table:style-name="ce38">
            <text:p>88.282</text:p>
          </table:table-cell>
          <table:table-cell office:value-type="percentage" office:value="0.9130039092394564" table:style-name="ce39">
            <text:p>91,3%</text:p>
          </table:table-cell>
          <table:table-cell office:value-type="float" office:value="89494" table:style-name="ce38">
            <text:p>89.494</text:p>
          </table:table-cell>
          <table:table-cell office:value-type="percentage" office:value="0.82863280309623899" table:style-name="ce39">
            <text:p>82,9%</text:p>
          </table:table-cell>
          <table:table-cell office:value-type="float" office:value="50767" table:style-name="ce38">
            <text:p>50.767</text:p>
          </table:table-cell>
          <table:table-cell office:value-type="percentage" office:value="0.62412559471853069" table:style-name="ce39">
            <text:p>62,4%</text:p>
          </table:table-cell>
          <table:table-cell office:value-type="float" office:value="25397" table:style-name="ce38">
            <text:p>25.397</text:p>
          </table:table-cell>
          <table:table-cell office:value-type="percentage" office:value="0.37278905573414356" table:style-name="ce39">
            <text:p>37,3%</text:p>
          </table:table-cell>
          <table:table-cell office:value-type="float" office:value="2570" table:style-name="ce38">
            <text:p>2.570</text:p>
          </table:table-cell>
          <table:table-cell office:value-type="percentage" office:value="4.5577073136128257E-2" table:style-name="ce39">
            <text:p>4,6%</text:p>
          </table:table-cell>
          <table:table-cell office:value-type="float" office:value="424494" table:style-name="ce38">
            <text:p>424.49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3018161051613995" table:style-name="ce39">
            <text:p>73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54" table:style-name="ce38">
            <text:p>163.654</text:p>
          </table:table-cell>
          <table:table-cell office:value-type="percentage" office:value="1" table:style-name="ce39">
            <text:p>100,0%</text:p>
          </table:table-cell>
          <table:table-cell office:value-type="float" office:value="212865" table:style-name="ce38">
            <text:p>212.865</text:p>
          </table:table-cell>
          <table:table-cell office:value-type="percentage" office:value="0.99898630098413277" table:style-name="ce39">
            <text:p>99,9%</text:p>
          </table:table-cell>
          <table:table-cell office:value-type="float" office:value="273195" table:style-name="ce38">
            <text:p>273.195</text:p>
          </table:table-cell>
          <table:table-cell office:value-type="percentage" office:value="0.97528193374958505" table:style-name="ce39">
            <text:p>97,5%</text:p>
          </table:table-cell>
          <table:table-cell office:value-type="float" office:value="309377" table:style-name="ce38">
            <text:p>309.377</text:p>
          </table:table-cell>
          <table:table-cell office:value-type="percentage" office:value="0.90999391135282681" table:style-name="ce39">
            <text:p>91,0%</text:p>
          </table:table-cell>
          <table:table-cell office:value-type="float" office:value="296939" table:style-name="ce38">
            <text:p>296.939</text:p>
          </table:table-cell>
          <table:table-cell office:value-type="percentage" office:value="0.81997222015115989" table:style-name="ce39">
            <text:p>82,0%</text:p>
          </table:table-cell>
          <table:table-cell office:value-type="float" office:value="150732" table:style-name="ce38">
            <text:p>150.732</text:p>
          </table:table-cell>
          <table:table-cell office:value-type="percentage" office:value="0.57853022341801541" table:style-name="ce39">
            <text:p>57,9%</text:p>
          </table:table-cell>
          <table:table-cell office:value-type="float" office:value="44975" table:style-name="ce38">
            <text:p>44.975</text:p>
          </table:table-cell>
          <table:table-cell office:value-type="percentage" office:value="0.22316333720364803" table:style-name="ce39">
            <text:p>22,3%</text:p>
          </table:table-cell>
          <table:table-cell office:value-type="float" office:value="6757" table:style-name="ce38">
            <text:p>6.757</text:p>
          </table:table-cell>
          <table:table-cell office:value-type="percentage" office:value="4.0075679394564842E-2" table:style-name="ce39">
            <text:p>4,0%</text:p>
          </table:table-cell>
          <table:table-cell office:value-type="float" office:value="1458494" table:style-name="ce38">
            <text:p>1.458.49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514914490990924" table:style-name="ce39">
            <text:p>73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3" table:style-name="ce38">
            <text:p>2.373</text:p>
          </table:table-cell>
          <table:table-cell office:value-type="percentage" office:value="0.91094049904030705" table:style-name="ce39">
            <text:p>91,1%</text:p>
          </table:table-cell>
          <table:table-cell office:value-type="float" office:value="3816" table:style-name="ce38">
            <text:p>3.816</text:p>
          </table:table-cell>
          <table:table-cell office:value-type="percentage" office:value="0.88374247336729972" table:style-name="ce39">
            <text:p>88,4%</text:p>
          </table:table-cell>
          <table:table-cell office:value-type="float" office:value="7297" table:style-name="ce38">
            <text:p>7.297</text:p>
          </table:table-cell>
          <table:table-cell office:value-type="percentage" office:value="0.92872597683594249" table:style-name="ce39">
            <text:p>92,9%</text:p>
          </table:table-cell>
          <table:table-cell office:value-type="float" office:value="9749" table:style-name="ce38">
            <text:p>9.749</text:p>
          </table:table-cell>
          <table:table-cell office:value-type="percentage" office:value="0.8436310141917619" table:style-name="ce39">
            <text:p>84,4%</text:p>
          </table:table-cell>
          <table:table-cell office:value-type="float" office:value="9812" table:style-name="ce38">
            <text:p>9.812</text:p>
          </table:table-cell>
          <table:table-cell office:value-type="percentage" office:value="0.7761430153456732" table:style-name="ce39">
            <text:p>77,6%</text:p>
          </table:table-cell>
          <table:table-cell office:value-type="float" office:value="7413" table:style-name="ce38">
            <text:p>7.413</text:p>
          </table:table-cell>
          <table:table-cell office:value-type="percentage" office:value="0.62325542290230374" table:style-name="ce39">
            <text:p>62,3%</text:p>
          </table:table-cell>
          <table:table-cell office:value-type="float" office:value="6464" table:style-name="ce38">
            <text:p>6.464</text:p>
          </table:table-cell>
          <table:table-cell office:value-type="percentage" office:value="0.58940457736846907" table:style-name="ce39">
            <text:p>58,9%</text:p>
          </table:table-cell>
          <table:table-cell office:value-type="float" office:value="2834" table:style-name="ce38">
            <text:p>2.834</text:p>
          </table:table-cell>
          <table:table-cell office:value-type="percentage" office:value="0.31054131054131057" table:style-name="ce39">
            <text:p>31,1%</text:p>
          </table:table-cell>
          <table:table-cell office:value-type="float" office:value="49758" table:style-name="ce38">
            <text:p>49.75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0116254491650809" table:style-name="ce39">
            <text:p>70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3" table:style-name="ce38">
            <text:p>1.983</text:p>
          </table:table-cell>
          <table:table-cell office:value-type="percentage" office:value="0.84418901660280976" table:style-name="ce39">
            <text:p>84,4%</text:p>
          </table:table-cell>
          <table:table-cell office:value-type="float" office:value="3256" table:style-name="ce38">
            <text:p>3.256</text:p>
          </table:table-cell>
          <table:table-cell office:value-type="percentage" office:value="0.86872998932764145" table:style-name="ce39">
            <text:p>86,9%</text:p>
          </table:table-cell>
          <table:table-cell office:value-type="float" office:value="6895" table:style-name="ce38">
            <text:p>6.895</text:p>
          </table:table-cell>
          <table:table-cell office:value-type="percentage" office:value="0.88092500319407185" table:style-name="ce39">
            <text:p>88,1%</text:p>
          </table:table-cell>
          <table:table-cell office:value-type="float" office:value="9203" table:style-name="ce38">
            <text:p>9.203</text:p>
          </table:table-cell>
          <table:table-cell office:value-type="percentage" office:value="0.81449685812903794" table:style-name="ce39">
            <text:p>81,4%</text:p>
          </table:table-cell>
          <table:table-cell office:value-type="float" office:value="9323" table:style-name="ce38">
            <text:p>9.323</text:p>
          </table:table-cell>
          <table:table-cell office:value-type="percentage" office:value="0.77678720213297781" table:style-name="ce39">
            <text:p>77,7%</text:p>
          </table:table-cell>
          <table:table-cell office:value-type="float" office:value="7423" table:style-name="ce38">
            <text:p>7.423</text:p>
          </table:table-cell>
          <table:table-cell office:value-type="percentage" office:value="0.61180252204730901" table:style-name="ce39">
            <text:p>61,2%</text:p>
          </table:table-cell>
          <table:table-cell office:value-type="float" office:value="6754" table:style-name="ce38">
            <text:p>6.754</text:p>
          </table:table-cell>
          <table:table-cell office:value-type="percentage" office:value="0.5630679449770738" table:style-name="ce39">
            <text:p>56,3%</text:p>
          </table:table-cell>
          <table:table-cell office:value-type="float" office:value="3005" table:style-name="ce38">
            <text:p>3.005</text:p>
          </table:table-cell>
          <table:table-cell office:value-type="percentage" office:value="0.31387090035512849" table:style-name="ce39">
            <text:p>31,4%</text:p>
          </table:table-cell>
          <table:table-cell office:value-type="float" office:value="47842" table:style-name="ce38">
            <text:p>47.84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452451111706402" table:style-name="ce39">
            <text:p>67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64" table:style-name="ce38">
            <text:p>3.464</text:p>
          </table:table-cell>
          <table:table-cell office:value-type="string" table:style-name="ce39">
            <text:p>-</text:p>
          </table:table-cell>
          <table:table-cell office:value-type="float" office:value="9326" table:style-name="ce38">
            <text:p>9.326</text:p>
          </table:table-cell>
          <table:table-cell office:value-type="string" table:style-name="ce39">
            <text:p>-</text:p>
          </table:table-cell>
          <table:table-cell office:value-type="float" office:value="21347" table:style-name="ce38">
            <text:p>21.347</text:p>
          </table:table-cell>
          <table:table-cell office:value-type="string" table:style-name="ce39">
            <text:p>-</text:p>
          </table:table-cell>
          <table:table-cell office:value-type="float" office:value="30229" table:style-name="ce38">
            <text:p>30.229</text:p>
          </table:table-cell>
          <table:table-cell office:value-type="string" table:style-name="ce39">
            <text:p>-</text:p>
          </table:table-cell>
          <table:table-cell office:value-type="float" office:value="23071" table:style-name="ce38">
            <text:p>23.071</text:p>
          </table:table-cell>
          <table:table-cell office:value-type="string" table:style-name="ce39">
            <text:p>-</text:p>
          </table:table-cell>
          <table:table-cell office:value-type="float" office:value="916" table:style-name="ce38">
            <text:p>916</text:p>
          </table:table-cell>
          <table:table-cell office:value-type="string" table:style-name="ce39">
            <text:p>-</text:p>
          </table:table-cell>
          <table:table-cell office:value-type="float" office:value="88402" table:style-name="ce38">
            <text:p>88.40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0" table:style-name="ce41">
            <text:p>120</text:p>
          </table:table-cell>
          <table:table-cell office:value-type="string" table:style-name="ce42">
            <text:p>-</text:p>
          </table:table-cell>
          <table:table-cell office:value-type="float" office:value="367" table:style-name="ce41">
            <text:p>367</text:p>
          </table:table-cell>
          <table:table-cell office:value-type="string" table:style-name="ce42">
            <text:p>-</text:p>
          </table:table-cell>
          <table:table-cell office:value-type="float" office:value="698" table:style-name="ce41">
            <text:p>698</text:p>
          </table:table-cell>
          <table:table-cell office:value-type="string" table:style-name="ce42">
            <text:p>-</text:p>
          </table:table-cell>
          <table:table-cell office:value-type="float" office:value="744" table:style-name="ce41">
            <text:p>744</text:p>
          </table:table-cell>
          <table:table-cell office:value-type="string" table:style-name="ce42">
            <text:p>-</text:p>
          </table:table-cell>
          <table:table-cell office:value-type="float" office:value="635" table:style-name="ce41">
            <text:p>635</text:p>
          </table:table-cell>
          <table:table-cell office:value-type="string" table:style-name="ce42">
            <text:p>-</text:p>
          </table:table-cell>
          <table:table-cell office:value-type="float" office:value="64" table:style-name="ce41">
            <text:p>64</text:p>
          </table:table-cell>
          <table:table-cell office:value-type="string" table:style-name="ce42">
            <text:p>-</text:p>
          </table:table-cell>
          <table:table-cell office:value-type="float" office:value="2662" table:style-name="ce41">
            <text:p>2.66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4067" table:style-name="ce45">
            <text:p>2.924.067</text:p>
          </table:table-cell>
          <table:table-cell office:value-type="percentage" office:value="1" table:style-name="ce46">
            <text:p>100,0%</text:p>
          </table:table-cell>
          <table:table-cell office:value-type="float" office:value="3914776" table:style-name="ce45">
            <text:p>3.914.776</text:p>
          </table:table-cell>
          <table:table-cell office:value-type="percentage" office:value="0.98856856424611339" table:style-name="ce46">
            <text:p>98,9%</text:p>
          </table:table-cell>
          <table:table-cell office:value-type="float" office:value="5126097" table:style-name="ce45">
            <text:p>5.126.097</text:p>
          </table:table-cell>
          <table:table-cell office:value-type="percentage" office:value="0.96048537507874299" table:style-name="ce46">
            <text:p>96,0%</text:p>
          </table:table-cell>
          <table:table-cell office:value-type="float" office:value="6402188" table:style-name="ce45">
            <text:p>6.402.188</text:p>
          </table:table-cell>
          <table:table-cell office:value-type="percentage" office:value="0.91026723421389599" table:style-name="ce46">
            <text:p>91,0%</text:p>
          </table:table-cell>
          <table:table-cell office:value-type="float" office:value="6410316" table:style-name="ce45">
            <text:p>6.410.316</text:p>
          </table:table-cell>
          <table:table-cell office:value-type="percentage" office:value="0.81228201091850882" table:style-name="ce46">
            <text:p>81,2%</text:p>
          </table:table-cell>
          <table:table-cell office:value-type="float" office:value="3625330" table:style-name="ce45">
            <text:p>3.625.330</text:p>
          </table:table-cell>
          <table:table-cell office:value-type="percentage" office:value="0.58187728787367365" table:style-name="ce46">
            <text:p>58,2%</text:p>
          </table:table-cell>
          <table:table-cell office:value-type="float" office:value="1582812" table:style-name="ce45">
            <text:p>1.582.812</text:p>
          </table:table-cell>
          <table:table-cell office:value-type="percentage" office:value="0.32010662050220035" table:style-name="ce46">
            <text:p>32,0%</text:p>
          </table:table-cell>
          <table:table-cell office:value-type="float" office:value="231725" table:style-name="ce45">
            <text:p>231.725</text:p>
          </table:table-cell>
          <table:table-cell office:value-type="percentage" office:value="5.9589537442724869E-2" table:style-name="ce46">
            <text:p>6,0%</text:p>
          </table:table-cell>
          <table:table-cell office:value-type="float" office:value="30217311" table:style-name="ce45">
            <text:p>30.217.31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1741298937433906" table:style-name="ce46">
            <text:p>71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252" table:style-name="ce35">
            <text:p>425.252</text:p>
          </table:table-cell>
          <table:table-cell office:value-type="percentage" office:value="1" table:style-name="ce36">
            <text:p>100,0%</text:p>
          </table:table-cell>
          <table:table-cell office:value-type="float" office:value="642823" table:style-name="ce35">
            <text:p>642.823</text:p>
          </table:table-cell>
          <table:table-cell office:value-type="percentage" office:value="0.98837911931621614" table:style-name="ce36">
            <text:p>98,8%</text:p>
          </table:table-cell>
          <table:table-cell office:value-type="float" office:value="752811" table:style-name="ce35">
            <text:p>752.811</text:p>
          </table:table-cell>
          <table:table-cell office:value-type="percentage" office:value="0.82171420088697555" table:style-name="ce36">
            <text:p>82,2%</text:p>
          </table:table-cell>
          <table:table-cell office:value-type="float" office:value="1097904" table:style-name="ce35">
            <text:p>1.097.904</text:p>
          </table:table-cell>
          <table:table-cell office:value-type="percentage" office:value="0.8678938926705565" table:style-name="ce36">
            <text:p>86,8%</text:p>
          </table:table-cell>
          <table:table-cell office:value-type="float" office:value="1027774" table:style-name="ce35">
            <text:p>1.027.774</text:p>
          </table:table-cell>
          <table:table-cell office:value-type="percentage" office:value="0.74201401473091744" table:style-name="ce36">
            <text:p>74,2%</text:p>
          </table:table-cell>
          <table:table-cell office:value-type="float" office:value="352788" table:style-name="ce35">
            <text:p>352.788</text:p>
          </table:table-cell>
          <table:table-cell office:value-type="percentage" office:value="0.30940426252195852" table:style-name="ce36">
            <text:p>30,9%</text:p>
          </table:table-cell>
          <table:table-cell office:value-type="float" office:value="106425" table:style-name="ce35">
            <text:p>106.425</text:p>
          </table:table-cell>
          <table:table-cell office:value-type="percentage" office:value="0.11459912649460735" table:style-name="ce36">
            <text:p>11,5%</text:p>
          </table:table-cell>
          <table:table-cell office:value-type="float" office:value="5597" table:style-name="ce35">
            <text:p>5.597</text:p>
          </table:table-cell>
          <table:table-cell office:value-type="percentage" office:value="7.4338530522361996E-3" table:style-name="ce36">
            <text:p>0,7%</text:p>
          </table:table-cell>
          <table:table-cell office:value-type="float" office:value="4411374" table:style-name="ce35">
            <text:p>4.411.37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9197380560187063" table:style-name="ce36">
            <text:p>5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80" table:style-name="ce38">
            <text:p>99.180</text:p>
          </table:table-cell>
          <table:table-cell office:value-type="percentage" office:value="1" table:style-name="ce39">
            <text:p>100,0%</text:p>
          </table:table-cell>
          <table:table-cell office:value-type="float" office:value="117369" table:style-name="ce38">
            <text:p>117.369</text:p>
          </table:table-cell>
          <table:table-cell office:value-type="percentage" office:value="0.98666722710268584" table:style-name="ce39">
            <text:p>98,7%</text:p>
          </table:table-cell>
          <table:table-cell office:value-type="float" office:value="113073" table:style-name="ce38">
            <text:p>113.073</text:p>
          </table:table-cell>
          <table:table-cell office:value-type="percentage" office:value="0.72312572345827442" table:style-name="ce39">
            <text:p>72,3%</text:p>
          </table:table-cell>
          <table:table-cell office:value-type="float" office:value="172059" table:style-name="ce38">
            <text:p>172.059</text:p>
          </table:table-cell>
          <table:table-cell office:value-type="percentage" office:value="0.8678189906489262" table:style-name="ce39">
            <text:p>86,8%</text:p>
          </table:table-cell>
          <table:table-cell office:value-type="float" office:value="155073" table:style-name="ce38">
            <text:p>155.073</text:p>
          </table:table-cell>
          <table:table-cell office:value-type="percentage" office:value="0.72146103850788346" table:style-name="ce39">
            <text:p>72,1%</text:p>
          </table:table-cell>
          <table:table-cell office:value-type="float" office:value="37213" table:style-name="ce38">
            <text:p>37.213</text:p>
          </table:table-cell>
          <table:table-cell office:value-type="percentage" office:value="0.2265135191069233" table:style-name="ce39">
            <text:p>22,7%</text:p>
          </table:table-cell>
          <table:table-cell office:value-type="float" office:value="26100" table:style-name="ce38">
            <text:p>26.100</text:p>
          </table:table-cell>
          <table:table-cell office:value-type="percentage" office:value="0.20015183932638553" table:style-name="ce39">
            <text:p>20,0%</text:p>
          </table:table-cell>
          <table:table-cell office:value-type="float" office:value="6184" table:style-name="ce38">
            <text:p>6.184</text:p>
          </table:table-cell>
          <table:table-cell office:value-type="percentage" office:value="5.9975365874947874E-2" table:style-name="ce39">
            <text:p>6,0%</text:p>
          </table:table-cell>
          <table:table-cell office:value-type="float" office:value="726251" table:style-name="ce38">
            <text:p>726.25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1280074658224304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465" table:style-name="ce38">
            <text:p>87.465</text:p>
          </table:table-cell>
          <table:table-cell office:value-type="percentage" office:value="0.99588959989069292" table:style-name="ce39">
            <text:p>99,6%</text:p>
          </table:table-cell>
          <table:table-cell office:value-type="float" office:value="112614" table:style-name="ce38">
            <text:p>112.614</text:p>
          </table:table-cell>
          <table:table-cell office:value-type="percentage" office:value="1" table:style-name="ce39">
            <text:p>100,0%</text:p>
          </table:table-cell>
          <table:table-cell office:value-type="float" office:value="126218" table:style-name="ce38">
            <text:p>126.218</text:p>
          </table:table-cell>
          <table:table-cell office:value-type="percentage" office:value="0.84341004463689095" table:style-name="ce39">
            <text:p>84,3%</text:p>
          </table:table-cell>
          <table:table-cell office:value-type="float" office:value="143966" table:style-name="ce38">
            <text:p>143.966</text:p>
          </table:table-cell>
          <table:table-cell office:value-type="percentage" office:value="0.88515478496111166" table:style-name="ce39">
            <text:p>88,5%</text:p>
          </table:table-cell>
          <table:table-cell office:value-type="float" office:value="130556" table:style-name="ce38">
            <text:p>130.556</text:p>
          </table:table-cell>
          <table:table-cell office:value-type="percentage" office:value="0.78180522536872799" table:style-name="ce39">
            <text:p>78,2%</text:p>
          </table:table-cell>
          <table:table-cell office:value-type="float" office:value="41991" table:style-name="ce38">
            <text:p>41.991</text:p>
          </table:table-cell>
          <table:table-cell office:value-type="percentage" office:value="0.36689063441997011" table:style-name="ce39">
            <text:p>36,7%</text:p>
          </table:table-cell>
          <table:table-cell office:value-type="float" office:value="10268" table:style-name="ce38">
            <text:p>10.268</text:p>
          </table:table-cell>
          <table:table-cell office:value-type="percentage" office:value="0.12979231712404091" table:style-name="ce39">
            <text:p>13,0%</text:p>
          </table:table-cell>
          <table:table-cell office:value-type="float" office:value="585" table:style-name="ce38">
            <text:p>585</text:p>
          </table:table-cell>
          <table:table-cell office:value-type="percentage" office:value="9.1406249999999994E-3" table:style-name="ce39">
            <text:p>0,9%</text:p>
          </table:table-cell>
          <table:table-cell office:value-type="float" office:value="653663" table:style-name="ce38">
            <text:p>653.66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9990802278978981" table:style-name="ce39">
            <text:p>7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07" table:style-name="ce38">
            <text:p>50.207</text:p>
          </table:table-cell>
          <table:table-cell office:value-type="percentage" office:value="1" table:style-name="ce39">
            <text:p>100,0%</text:p>
          </table:table-cell>
          <table:table-cell office:value-type="float" office:value="77409" table:style-name="ce38">
            <text:p>77.409</text:p>
          </table:table-cell>
          <table:table-cell office:value-type="percentage" office:value="0.96141139649262264" table:style-name="ce39">
            <text:p>96,1%</text:p>
          </table:table-cell>
          <table:table-cell office:value-type="float" office:value="90307" table:style-name="ce38">
            <text:p>90.307</text:p>
          </table:table-cell>
          <table:table-cell office:value-type="percentage" office:value="0.7703337854321809" table:style-name="ce39">
            <text:p>77,0%</text:p>
          </table:table-cell>
          <table:table-cell office:value-type="float" office:value="136547" table:style-name="ce38">
            <text:p>136.547</text:p>
          </table:table-cell>
          <table:table-cell office:value-type="percentage" office:value="0.82357943750490059" table:style-name="ce39">
            <text:p>82,4%</text:p>
          </table:table-cell>
          <table:table-cell office:value-type="float" office:value="139995" table:style-name="ce38">
            <text:p>139.995</text:p>
          </table:table-cell>
          <table:table-cell office:value-type="percentage" office:value="0.679020429544264" table:style-name="ce39">
            <text:p>67,9%</text:p>
          </table:table-cell>
          <table:table-cell office:value-type="float" office:value="59749" table:style-name="ce38">
            <text:p>59.749</text:p>
          </table:table-cell>
          <table:table-cell office:value-type="percentage" office:value="0.327954244814394" table:style-name="ce39">
            <text:p>32,8%</text:p>
          </table:table-cell>
          <table:table-cell office:value-type="float" office:value="18616" table:style-name="ce38">
            <text:p>18.616</text:p>
          </table:table-cell>
          <table:table-cell office:value-type="percentage" office:value="0.13495527105595106" table:style-name="ce39">
            <text:p>13,5%</text:p>
          </table:table-cell>
          <table:table-cell office:value-type="float" office:value="3288" table:style-name="ce38">
            <text:p>3.288</text:p>
          </table:table-cell>
          <table:table-cell office:value-type="percentage" office:value="3.4436531210724756E-2" table:style-name="ce39">
            <text:p>3,4%</text:p>
          </table:table-cell>
          <table:table-cell office:value-type="float" office:value="576118" table:style-name="ce38">
            <text:p>576.11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5670728702335659" table:style-name="ce39">
            <text:p>5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872" table:style-name="ce38">
            <text:p>89.872</text:p>
          </table:table-cell>
          <table:table-cell office:value-type="percentage" office:value="0.99596613325058736" table:style-name="ce39">
            <text:p>99,6%</text:p>
          </table:table-cell>
          <table:table-cell office:value-type="float" office:value="145899" table:style-name="ce38">
            <text:p>145.899</text:p>
          </table:table-cell>
          <table:table-cell office:value-type="percentage" office:value="0.94414065786152945" table:style-name="ce39">
            <text:p>94,4%</text:p>
          </table:table-cell>
          <table:table-cell office:value-type="float" office:value="169208" table:style-name="ce38">
            <text:p>169.208</text:p>
          </table:table-cell>
          <table:table-cell office:value-type="percentage" office:value="0.71975226719752272" table:style-name="ce39">
            <text:p>72,0%</text:p>
          </table:table-cell>
          <table:table-cell office:value-type="float" office:value="281205" table:style-name="ce38">
            <text:p>281.205</text:p>
          </table:table-cell>
          <table:table-cell office:value-type="percentage" office:value="0.80226925183731224" table:style-name="ce39">
            <text:p>80,2%</text:p>
          </table:table-cell>
          <table:table-cell office:value-type="float" office:value="236265" table:style-name="ce38">
            <text:p>236.265</text:p>
          </table:table-cell>
          <table:table-cell office:value-type="percentage" office:value="0.60904971076808856" table:style-name="ce39">
            <text:p>60,9%</text:p>
          </table:table-cell>
          <table:table-cell office:value-type="float" office:value="91598" table:style-name="ce38">
            <text:p>91.598</text:p>
          </table:table-cell>
          <table:table-cell office:value-type="percentage" office:value="0.29458984864955262" table:style-name="ce39">
            <text:p>29,5%</text:p>
          </table:table-cell>
          <table:table-cell office:value-type="float" office:value="34110" table:style-name="ce38">
            <text:p>34.110</text:p>
          </table:table-cell>
          <table:table-cell office:value-type="percentage" office:value="0.13549263549263549" table:style-name="ce39">
            <text:p>13,5%</text:p>
          </table:table-cell>
          <table:table-cell office:value-type="float" office:value="1944" table:style-name="ce38">
            <text:p>1.944</text:p>
          </table:table-cell>
          <table:table-cell office:value-type="percentage" office:value="1.0812193751842355E-2" table:style-name="ce39">
            <text:p>1,1%</text:p>
          </table:table-cell>
          <table:table-cell office:value-type="float" office:value="1050101" table:style-name="ce38">
            <text:p>1.050.10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3555432701576011" table:style-name="ce39">
            <text:p>5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40" table:style-name="ce38">
            <text:p>41.740</text:p>
          </table:table-cell>
          <table:table-cell office:value-type="percentage" office:value="1" table:style-name="ce39">
            <text:p>100,0%</text:p>
          </table:table-cell>
          <table:table-cell office:value-type="float" office:value="55370" table:style-name="ce38">
            <text:p>55.370</text:p>
          </table:table-cell>
          <table:table-cell office:value-type="percentage" office:value="1" table:style-name="ce39">
            <text:p>100,0%</text:p>
          </table:table-cell>
          <table:table-cell office:value-type="float" office:value="65974" table:style-name="ce38">
            <text:p>65.974</text:p>
          </table:table-cell>
          <table:table-cell office:value-type="percentage" office:value="0.8529833861270929" table:style-name="ce39">
            <text:p>85,3%</text:p>
          </table:table-cell>
          <table:table-cell office:value-type="float" office:value="76451" table:style-name="ce38">
            <text:p>76.451</text:p>
          </table:table-cell>
          <table:table-cell office:value-type="percentage" office:value="0.8497954737450536" table:style-name="ce39">
            <text:p>85,0%</text:p>
          </table:table-cell>
          <table:table-cell office:value-type="float" office:value="62000" table:style-name="ce38">
            <text:p>62.000</text:p>
          </table:table-cell>
          <table:table-cell office:value-type="percentage" office:value="0.63414783827184484" table:style-name="ce39">
            <text:p>63,4%</text:p>
          </table:table-cell>
          <table:table-cell office:value-type="float" office:value="9588" table:style-name="ce38">
            <text:p>9.588</text:p>
          </table:table-cell>
          <table:table-cell office:value-type="percentage" office:value="0.13605210506151291" table:style-name="ce39">
            <text:p>13,6%</text:p>
          </table:table-cell>
          <table:table-cell office:value-type="float" office:value="5211" table:style-name="ce38">
            <text:p>5.211</text:p>
          </table:table-cell>
          <table:table-cell office:value-type="percentage" office:value="0.10317790317790318" table:style-name="ce39">
            <text:p>10,3%</text:p>
          </table:table-cell>
          <table:table-cell office:value-type="float" office:value="178" table:style-name="ce38">
            <text:p>178</text:p>
          </table:table-cell>
          <table:table-cell office:value-type="percentage" office:value="4.0488592680208357E-3" table:style-name="ce39">
            <text:p>0,4%</text:p>
          </table:table-cell>
          <table:table-cell office:value-type="float" office:value="316512" table:style-name="ce38">
            <text:p>316.51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0388417311071552" table:style-name="ce39">
            <text:p>6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756" table:style-name="ce38">
            <text:p>225.756</text:p>
          </table:table-cell>
          <table:table-cell office:value-type="percentage" office:value="1" table:style-name="ce39">
            <text:p>100,0%</text:p>
          </table:table-cell>
          <table:table-cell office:value-type="float" office:value="247317" table:style-name="ce38">
            <text:p>247.317</text:p>
          </table:table-cell>
          <table:table-cell office:value-type="percentage" office:value="1" table:style-name="ce39">
            <text:p>100,0%</text:p>
          </table:table-cell>
          <table:table-cell office:value-type="float" office:value="293342" table:style-name="ce38">
            <text:p>293.342</text:p>
          </table:table-cell>
          <table:table-cell office:value-type="percentage" office:value="0.92079416150043158" table:style-name="ce39">
            <text:p>92,1%</text:p>
          </table:table-cell>
          <table:table-cell office:value-type="float" office:value="332552" table:style-name="ce38">
            <text:p>332.552</text:p>
          </table:table-cell>
          <table:table-cell office:value-type="percentage" office:value="0.872439168360989" table:style-name="ce39">
            <text:p>87,2%</text:p>
          </table:table-cell>
          <table:table-cell office:value-type="float" office:value="238138" table:style-name="ce38">
            <text:p>238.138</text:p>
          </table:table-cell>
          <table:table-cell office:value-type="percentage" office:value="0.65547680323694968" table:style-name="ce39">
            <text:p>65,5%</text:p>
          </table:table-cell>
          <table:table-cell office:value-type="float" office:value="48351" table:style-name="ce38">
            <text:p>48.351</text:p>
          </table:table-cell>
          <table:table-cell office:value-type="percentage" office:value="0.18056037911293846" table:style-name="ce39">
            <text:p>18,1%</text:p>
          </table:table-cell>
          <table:table-cell office:value-type="float" office:value="25396" table:style-name="ce38">
            <text:p>25.396</text:p>
          </table:table-cell>
          <table:table-cell office:value-type="percentage" office:value="0.12035676710614863" table:style-name="ce39">
            <text:p>12,0%</text:p>
          </table:table-cell>
          <table:table-cell office:value-type="float" office:value="1077" table:style-name="ce38">
            <text:p>1.077</text:p>
          </table:table-cell>
          <table:table-cell office:value-type="percentage" office:value="6.5137714555285409E-3" table:style-name="ce39">
            <text:p>0,7%</text:p>
          </table:table-cell>
          <table:table-cell office:value-type="float" office:value="1411929" table:style-name="ce38">
            <text:p>1.411.92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4878899649994737" table:style-name="ce39">
            <text:p>6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76" table:style-name="ce38">
            <text:p>135.376</text:p>
          </table:table-cell>
          <table:table-cell office:value-type="percentage" office:value="1" table:style-name="ce39">
            <text:p>100,0%</text:p>
          </table:table-cell>
          <table:table-cell office:value-type="float" office:value="155948" table:style-name="ce38">
            <text:p>155.948</text:p>
          </table:table-cell>
          <table:table-cell office:value-type="percentage" office:value="0.98018239985920896" table:style-name="ce39">
            <text:p>98,0%</text:p>
          </table:table-cell>
          <table:table-cell office:value-type="float" office:value="165399" table:style-name="ce38">
            <text:p>165.399</text:p>
          </table:table-cell>
          <table:table-cell office:value-type="percentage" office:value="0.75716888538939042" table:style-name="ce39">
            <text:p>75,7%</text:p>
          </table:table-cell>
          <table:table-cell office:value-type="float" office:value="251812" table:style-name="ce38">
            <text:p>251.812</text:p>
          </table:table-cell>
          <table:table-cell office:value-type="percentage" office:value="0.81895940522573973" table:style-name="ce39">
            <text:p>81,9%</text:p>
          </table:table-cell>
          <table:table-cell office:value-type="float" office:value="231959" table:style-name="ce38">
            <text:p>231.959</text:p>
          </table:table-cell>
          <table:table-cell office:value-type="percentage" office:value="0.70161975771691298" table:style-name="ce39">
            <text:p>70,2%</text:p>
          </table:table-cell>
          <table:table-cell office:value-type="float" office:value="81247" table:style-name="ce38">
            <text:p>81.247</text:p>
          </table:table-cell>
          <table:table-cell office:value-type="percentage" office:value="0.30555357068984323" table:style-name="ce39">
            <text:p>30,6%</text:p>
          </table:table-cell>
          <table:table-cell office:value-type="float" office:value="19894" table:style-name="ce38">
            <text:p>19.894</text:p>
          </table:table-cell>
          <table:table-cell office:value-type="percentage" office:value="9.1219639688384105E-2" table:style-name="ce39">
            <text:p>9,1%</text:p>
          </table:table-cell>
          <table:table-cell office:value-type="float" office:value="782" table:style-name="ce38">
            <text:p>782</text:p>
          </table:table-cell>
          <table:table-cell office:value-type="percentage" office:value="4.4949762030671607E-3" table:style-name="ce39">
            <text:p>0,4%</text:p>
          </table:table-cell>
          <table:table-cell office:value-type="float" office:value="1042417" table:style-name="ce38">
            <text:p>1.042.41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7630817167776804" table:style-name="ce39">
            <text:p>5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681" table:style-name="ce38">
            <text:p>448.681</text:p>
          </table:table-cell>
          <table:table-cell office:value-type="percentage" office:value="1" table:style-name="ce39">
            <text:p>100,0%</text:p>
          </table:table-cell>
          <table:table-cell office:value-type="float" office:value="604595" table:style-name="ce38">
            <text:p>604.595</text:p>
          </table:table-cell>
          <table:table-cell office:value-type="percentage" office:value="0.95168048708310504" table:style-name="ce39">
            <text:p>95,2%</text:p>
          </table:table-cell>
          <table:table-cell office:value-type="float" office:value="719018" table:style-name="ce38">
            <text:p>719.018</text:p>
          </table:table-cell>
          <table:table-cell office:value-type="percentage" office:value="0.85844285468681347" table:style-name="ce39">
            <text:p>85,8%</text:p>
          </table:table-cell>
          <table:table-cell office:value-type="float" office:value="900527" table:style-name="ce38">
            <text:p>900.527</text:p>
          </table:table-cell>
          <table:table-cell office:value-type="percentage" office:value="0.82482459836230737" table:style-name="ce39">
            <text:p>82,5%</text:p>
          </table:table-cell>
          <table:table-cell office:value-type="float" office:value="941231" table:style-name="ce38">
            <text:p>941.231</text:p>
          </table:table-cell>
          <table:table-cell office:value-type="percentage" office:value="0.71481103166496429" table:style-name="ce39">
            <text:p>71,5%</text:p>
          </table:table-cell>
          <table:table-cell office:value-type="float" office:value="336351" table:style-name="ce38">
            <text:p>336.351</text:p>
          </table:table-cell>
          <table:table-cell office:value-type="percentage" office:value="0.32197420767872936" table:style-name="ce39">
            <text:p>32,2%</text:p>
          </table:table-cell>
          <table:table-cell office:value-type="float" office:value="144911" table:style-name="ce38">
            <text:p>144.911</text:p>
          </table:table-cell>
          <table:table-cell office:value-type="percentage" office:value="0.17273209485836208" table:style-name="ce39">
            <text:p>17,3%</text:p>
          </table:table-cell>
          <table:table-cell office:value-type="float" office:value="18537" table:style-name="ce38">
            <text:p>18.537</text:p>
          </table:table-cell>
          <table:table-cell office:value-type="percentage" office:value="2.8250473203427183E-2" table:style-name="ce39">
            <text:p>2,8%</text:p>
          </table:table-cell>
          <table:table-cell office:value-type="float" office:value="4113851" table:style-name="ce38">
            <text:p>4.113.85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9895681065057738" table:style-name="ce39">
            <text:p>5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343" table:style-name="ce38">
            <text:p>291.343</text:p>
          </table:table-cell>
          <table:table-cell office:value-type="percentage" office:value="1" table:style-name="ce39">
            <text:p>100,0%</text:p>
          </table:table-cell>
          <table:table-cell office:value-type="float" office:value="427468" table:style-name="ce38">
            <text:p>427.468</text:p>
          </table:table-cell>
          <table:table-cell office:value-type="percentage" office:value="0.97626192727388994" table:style-name="ce39">
            <text:p>97,6%</text:p>
          </table:table-cell>
          <table:table-cell office:value-type="float" office:value="500295" table:style-name="ce38">
            <text:p>500.295</text:p>
          </table:table-cell>
          <table:table-cell office:value-type="percentage" office:value="0.86149625986692568" table:style-name="ce39">
            <text:p>86,1%</text:p>
          </table:table-cell>
          <table:table-cell office:value-type="float" office:value="649621" table:style-name="ce38">
            <text:p>649.621</text:p>
          </table:table-cell>
          <table:table-cell office:value-type="percentage" office:value="0.86347420161789845" table:style-name="ce39">
            <text:p>86,3%</text:p>
          </table:table-cell>
          <table:table-cell office:value-type="float" office:value="540164" table:style-name="ce38">
            <text:p>540.164</text:p>
          </table:table-cell>
          <table:table-cell office:value-type="percentage" office:value="0.63430203337764268" table:style-name="ce39">
            <text:p>63,4%</text:p>
          </table:table-cell>
          <table:table-cell office:value-type="float" office:value="77223" table:style-name="ce38">
            <text:p>77.223</text:p>
          </table:table-cell>
          <table:table-cell office:value-type="percentage" office:value="0.11903187470231627" table:style-name="ce39">
            <text:p>11,9%</text:p>
          </table:table-cell>
          <table:table-cell office:value-type="float" office:value="50808" table:style-name="ce38">
            <text:p>50.808</text:p>
          </table:table-cell>
          <table:table-cell office:value-type="percentage" office:value="9.8441078341335253E-2" table:style-name="ce39">
            <text:p>9,8%</text:p>
          </table:table-cell>
          <table:table-cell office:value-type="float" office:value="2237" table:style-name="ce38">
            <text:p>2.237</text:p>
          </table:table-cell>
          <table:table-cell office:value-type="percentage" office:value="5.2693442881674131E-3" table:style-name="ce39">
            <text:p>0,5%</text:p>
          </table:table-cell>
          <table:table-cell office:value-type="float" office:value="2539159" table:style-name="ce38">
            <text:p>2.539.15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6570840905531272" table:style-name="ce39">
            <text:p>5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896" table:style-name="ce38">
            <text:p>76.896</text:p>
          </table:table-cell>
          <table:table-cell office:value-type="percentage" office:value="1" table:style-name="ce39">
            <text:p>100,0%</text:p>
          </table:table-cell>
          <table:table-cell office:value-type="float" office:value="94694" table:style-name="ce38">
            <text:p>94.694</text:p>
          </table:table-cell>
          <table:table-cell office:value-type="percentage" office:value="1" table:style-name="ce39">
            <text:p>100,0%</text:p>
          </table:table-cell>
          <table:table-cell office:value-type="float" office:value="120054" table:style-name="ce38">
            <text:p>120.054</text:p>
          </table:table-cell>
          <table:table-cell office:value-type="percentage" office:value="0.9581554227156277" table:style-name="ce39">
            <text:p>95,8%</text:p>
          </table:table-cell>
          <table:table-cell office:value-type="float" office:value="154631" table:style-name="ce38">
            <text:p>154.631</text:p>
          </table:table-cell>
          <table:table-cell office:value-type="percentage" office:value="0.91380838691376698" table:style-name="ce39">
            <text:p>91,4%</text:p>
          </table:table-cell>
          <table:table-cell office:value-type="float" office:value="129088" table:style-name="ce38">
            <text:p>129.088</text:p>
          </table:table-cell>
          <table:table-cell office:value-type="percentage" office:value="0.80935959973415927" table:style-name="ce39">
            <text:p>80,9%</text:p>
          </table:table-cell>
          <table:table-cell office:value-type="float" office:value="38022" table:style-name="ce38">
            <text:p>38.022</text:p>
          </table:table-cell>
          <table:table-cell office:value-type="percentage" office:value="0.28485379722653004" table:style-name="ce39">
            <text:p>28,5%</text:p>
          </table:table-cell>
          <table:table-cell office:value-type="float" office:value="11115" table:style-name="ce38">
            <text:p>11.115</text:p>
          </table:table-cell>
          <table:table-cell office:value-type="percentage" office:value="9.8085068831627251E-2" table:style-name="ce39">
            <text:p>9,8%</text:p>
          </table:table-cell>
          <table:table-cell office:value-type="float" office:value="419" table:style-name="ce38">
            <text:p>419</text:p>
          </table:table-cell>
          <table:table-cell office:value-type="percentage" office:value="4.9439528023598822E-3" table:style-name="ce39">
            <text:p>0,5%</text:p>
          </table:table-cell>
          <table:table-cell office:value-type="float" office:value="624919" table:style-name="ce38">
            <text:p>624.91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5543816738809169" table:style-name="ce39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336" table:style-name="ce38">
            <text:p>239.336</text:p>
          </table:table-cell>
          <table:table-cell office:value-type="percentage" office:value="1" table:style-name="ce39">
            <text:p>100,0%</text:p>
          </table:table-cell>
          <table:table-cell office:value-type="float" office:value="287969" table:style-name="ce38">
            <text:p>287.969</text:p>
          </table:table-cell>
          <table:table-cell office:value-type="percentage" office:value="0.99381216308556675" table:style-name="ce39">
            <text:p>99,4%</text:p>
          </table:table-cell>
          <table:table-cell office:value-type="float" office:value="325605" table:style-name="ce38">
            <text:p>325.605</text:p>
          </table:table-cell>
          <table:table-cell office:value-type="percentage" office:value="0.9385403845765824" table:style-name="ce39">
            <text:p>93,9%</text:p>
          </table:table-cell>
          <table:table-cell office:value-type="float" office:value="371292" table:style-name="ce38">
            <text:p>371.292</text:p>
          </table:table-cell>
          <table:table-cell office:value-type="percentage" office:value="0.91476241041269901" table:style-name="ce39">
            <text:p>91,5%</text:p>
          </table:table-cell>
          <table:table-cell office:value-type="float" office:value="346183" table:style-name="ce38">
            <text:p>346.183</text:p>
          </table:table-cell>
          <table:table-cell office:value-type="percentage" office:value="0.78106181791927731" table:style-name="ce39">
            <text:p>78,1%</text:p>
          </table:table-cell>
          <table:table-cell office:value-type="float" office:value="45124" table:style-name="ce38">
            <text:p>45.124</text:p>
          </table:table-cell>
          <table:table-cell office:value-type="percentage" office:value="0.13952654232424677" table:style-name="ce39">
            <text:p>14,0%</text:p>
          </table:table-cell>
          <table:table-cell office:value-type="float" office:value="20007" table:style-name="ce38">
            <text:p>20.007</text:p>
          </table:table-cell>
          <table:table-cell office:value-type="percentage" office:value="8.6617513994657572E-2" table:style-name="ce39">
            <text:p>8,7%</text:p>
          </table:table-cell>
          <table:table-cell office:value-type="float" office:value="411" table:style-name="ce38">
            <text:p>411</text:p>
          </table:table-cell>
          <table:table-cell office:value-type="percentage" office:value="2.2832445404900922E-3" table:style-name="ce39">
            <text:p>0,2%</text:p>
          </table:table-cell>
          <table:table-cell office:value-type="float" office:value="1635927" table:style-name="ce38">
            <text:p>1.635.92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6650193501968025" table:style-name="ce39">
            <text:p>6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4" table:style-name="ce38">
            <text:p>23.064</text:p>
          </table:table-cell>
          <table:table-cell office:value-type="percentage" office:value="1" table:style-name="ce39">
            <text:p>100,0%</text:p>
          </table:table-cell>
          <table:table-cell office:value-type="float" office:value="28387" table:style-name="ce38">
            <text:p>28.387</text:p>
          </table:table-cell>
          <table:table-cell office:value-type="percentage" office:value="1" table:style-name="ce39">
            <text:p>100,0%</text:p>
          </table:table-cell>
          <table:table-cell office:value-type="float" office:value="34835" table:style-name="ce38">
            <text:p>34.835</text:p>
          </table:table-cell>
          <table:table-cell office:value-type="percentage" office:value="0.92356434593562753" table:style-name="ce39">
            <text:p>92,4%</text:p>
          </table:table-cell>
          <table:table-cell office:value-type="float" office:value="41715" table:style-name="ce38">
            <text:p>41.715</text:p>
          </table:table-cell>
          <table:table-cell office:value-type="percentage" office:value="0.87518882175226587" table:style-name="ce39">
            <text:p>87,5%</text:p>
          </table:table-cell>
          <table:table-cell office:value-type="float" office:value="30421" table:style-name="ce38">
            <text:p>30.421</text:p>
          </table:table-cell>
          <table:table-cell office:value-type="percentage" office:value="0.57455568776323496" table:style-name="ce39">
            <text:p>57,5%</text:p>
          </table:table-cell>
          <table:table-cell office:value-type="float" office:value="6603" table:style-name="ce38">
            <text:p>6.603</text:p>
          </table:table-cell>
          <table:table-cell office:value-type="percentage" office:value="0.16793407767237215" table:style-name="ce39">
            <text:p>16,8%</text:p>
          </table:table-cell>
          <table:table-cell office:value-type="float" office:value="3614" table:style-name="ce38">
            <text:p>3.614</text:p>
          </table:table-cell>
          <table:table-cell office:value-type="percentage" office:value="0.11865519732090091" table:style-name="ce39">
            <text:p>11,9%</text:p>
          </table:table-cell>
          <table:table-cell office:value-type="float" office:value="183" table:style-name="ce38">
            <text:p>183</text:p>
          </table:table-cell>
          <table:table-cell office:value-type="percentage" office:value="7.1674761084129721E-3" table:style-name="ce39">
            <text:p>0,7%</text:p>
          </table:table-cell>
          <table:table-cell office:value-type="float" office:value="168822" table:style-name="ce38">
            <text:p>168.82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9450646195020596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400" table:style-name="ce38">
            <text:p>368.400</text:p>
          </table:table-cell>
          <table:table-cell office:value-type="percentage" office:value="1" table:style-name="ce39">
            <text:p>100,0%</text:p>
          </table:table-cell>
          <table:table-cell office:value-type="float" office:value="503738" table:style-name="ce38">
            <text:p>503.738</text:p>
          </table:table-cell>
          <table:table-cell office:value-type="percentage" office:value="0.95752935384475013" table:style-name="ce39">
            <text:p>95,8%</text:p>
          </table:table-cell>
          <table:table-cell office:value-type="float" office:value="637763" table:style-name="ce38">
            <text:p>637.763</text:p>
          </table:table-cell>
          <table:table-cell office:value-type="percentage" office:value="0.90678536035363555" table:style-name="ce39">
            <text:p>90,7%</text:p>
          </table:table-cell>
          <table:table-cell office:value-type="float" office:value="872600" table:style-name="ce38">
            <text:p>872.600</text:p>
          </table:table-cell>
          <table:table-cell office:value-type="percentage" office:value="0.89701403087841791" table:style-name="ce39">
            <text:p>89,7%</text:p>
          </table:table-cell>
          <table:table-cell office:value-type="float" office:value="635008" table:style-name="ce38">
            <text:p>635.008</text:p>
          </table:table-cell>
          <table:table-cell office:value-type="percentage" office:value="0.54461731895561727" table:style-name="ce39">
            <text:p>54,5%</text:p>
          </table:table-cell>
          <table:table-cell office:value-type="float" office:value="181521" table:style-name="ce38">
            <text:p>181.521</text:p>
          </table:table-cell>
          <table:table-cell office:value-type="percentage" office:value="0.19114717155974895" table:style-name="ce39">
            <text:p>19,1%</text:p>
          </table:table-cell>
          <table:table-cell office:value-type="float" office:value="120584" table:style-name="ce38">
            <text:p>120.584</text:p>
          </table:table-cell>
          <table:table-cell office:value-type="percentage" office:value="0.16240816189097276" table:style-name="ce39">
            <text:p>16,2%</text:p>
          </table:table-cell>
          <table:table-cell office:value-type="float" office:value="9827" table:style-name="ce38">
            <text:p>9.827</text:p>
          </table:table-cell>
          <table:table-cell office:value-type="percentage" office:value="1.7752943769397806E-2" table:style-name="ce39">
            <text:p>1,8%</text:p>
          </table:table-cell>
          <table:table-cell office:value-type="float" office:value="3329441" table:style-name="ce38">
            <text:p>3.329.44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5695484913942717" table:style-name="ce39">
            <text:p>5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16" table:style-name="ce38">
            <text:p>72.316</text:p>
          </table:table-cell>
          <table:table-cell office:value-type="percentage" office:value="1" table:style-name="ce39">
            <text:p>100,0%</text:p>
          </table:table-cell>
          <table:table-cell office:value-type="float" office:value="99024" table:style-name="ce38">
            <text:p>99.024</text:p>
          </table:table-cell>
          <table:table-cell office:value-type="percentage" office:value="0.96234171371927812" table:style-name="ce39">
            <text:p>96,2%</text:p>
          </table:table-cell>
          <table:table-cell office:value-type="float" office:value="121394" table:style-name="ce38">
            <text:p>121.394</text:p>
          </table:table-cell>
          <table:table-cell office:value-type="percentage" office:value="0.82632105589174254" table:style-name="ce39">
            <text:p>82,6%</text:p>
          </table:table-cell>
          <table:table-cell office:value-type="float" office:value="185015" table:style-name="ce38">
            <text:p>185.015</text:p>
          </table:table-cell>
          <table:table-cell office:value-type="percentage" office:value="0.86757230746145475" table:style-name="ce39">
            <text:p>86,8%</text:p>
          </table:table-cell>
          <table:table-cell office:value-type="float" office:value="186122" table:style-name="ce38">
            <text:p>186.122</text:p>
          </table:table-cell>
          <table:table-cell office:value-type="percentage" office:value="0.73231113052168539" table:style-name="ce39">
            <text:p>73,2%</text:p>
          </table:table-cell>
          <table:table-cell office:value-type="float" office:value="43732" table:style-name="ce38">
            <text:p>43.732</text:p>
          </table:table-cell>
          <table:table-cell office:value-type="percentage" office:value="0.20924101567920078" table:style-name="ce39">
            <text:p>20,9%</text:p>
          </table:table-cell>
          <table:table-cell office:value-type="float" office:value="21482" table:style-name="ce38">
            <text:p>21.482</text:p>
          </table:table-cell>
          <table:table-cell office:value-type="percentage" office:value="0.12471552645023455" table:style-name="ce39">
            <text:p>12,5%</text:p>
          </table:table-cell>
          <table:table-cell office:value-type="float" office:value="1326" table:style-name="ce38">
            <text:p>1.326</text:p>
          </table:table-cell>
          <table:table-cell office:value-type="percentage" office:value="9.3450040170831739E-3" table:style-name="ce39">
            <text:p>0,9%</text:p>
          </table:table-cell>
          <table:table-cell office:value-type="float" office:value="730411" table:style-name="ce38">
            <text:p>730.41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5750734465174256" table:style-name="ce39">
            <text:p>5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00" table:style-name="ce38">
            <text:p>41.900</text:p>
          </table:table-cell>
          <table:table-cell office:value-type="percentage" office:value="1" table:style-name="ce39">
            <text:p>100,0%</text:p>
          </table:table-cell>
          <table:table-cell office:value-type="float" office:value="55451" table:style-name="ce38">
            <text:p>55.451</text:p>
          </table:table-cell>
          <table:table-cell office:value-type="percentage" office:value="0.99388801261829651" table:style-name="ce39">
            <text:p>99,4%</text:p>
          </table:table-cell>
          <table:table-cell office:value-type="float" office:value="59771" table:style-name="ce38">
            <text:p>59.771</text:p>
          </table:table-cell>
          <table:table-cell office:value-type="percentage" office:value="0.80942256649152267" table:style-name="ce39">
            <text:p>80,9%</text:p>
          </table:table-cell>
          <table:table-cell office:value-type="float" office:value="86409" table:style-name="ce38">
            <text:p>86.409</text:p>
          </table:table-cell>
          <table:table-cell office:value-type="percentage" office:value="0.89363352431381471" table:style-name="ce39">
            <text:p>89,4%</text:p>
          </table:table-cell>
          <table:table-cell office:value-type="float" office:value="84921" table:style-name="ce38">
            <text:p>84.921</text:p>
          </table:table-cell>
          <table:table-cell office:value-type="percentage" office:value="0.78629099461121088" table:style-name="ce39">
            <text:p>78,6%</text:p>
          </table:table-cell>
          <table:table-cell office:value-type="float" office:value="23310" table:style-name="ce38">
            <text:p>23.310</text:p>
          </table:table-cell>
          <table:table-cell office:value-type="percentage" office:value="0.28657134778279097" table:style-name="ce39">
            <text:p>28,7%</text:p>
          </table:table-cell>
          <table:table-cell office:value-type="float" office:value="10154" table:style-name="ce38">
            <text:p>10.154</text:p>
          </table:table-cell>
          <table:table-cell office:value-type="percentage" office:value="0.14904516564651313" table:style-name="ce39">
            <text:p>14,9%</text:p>
          </table:table-cell>
          <table:table-cell office:value-type="float" office:value="651" table:style-name="ce38">
            <text:p>651</text:p>
          </table:table-cell>
          <table:table-cell office:value-type="percentage" office:value="1.154500957650564E-2" table:style-name="ce39">
            <text:p>1,2%</text:p>
          </table:table-cell>
          <table:table-cell office:value-type="float" office:value="362567" table:style-name="ce38">
            <text:p>362.56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2365959467037291" table:style-name="ce39">
            <text:p>6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181" table:style-name="ce38">
            <text:p>161.181</text:p>
          </table:table-cell>
          <table:table-cell office:value-type="percentage" office:value="1.0204558404558404" table:style-name="ce39">
            <text:p>102,0%</text:p>
          </table:table-cell>
          <table:table-cell office:value-type="float" office:value="210894" table:style-name="ce38">
            <text:p>210.894</text:p>
          </table:table-cell>
          <table:table-cell office:value-type="percentage" office:value="0.98973629746434455" table:style-name="ce39">
            <text:p>99,0%</text:p>
          </table:table-cell>
          <table:table-cell office:value-type="float" office:value="191170" table:style-name="ce38">
            <text:p>191.170</text:p>
          </table:table-cell>
          <table:table-cell office:value-type="percentage" office:value="0.68245995451932928" table:style-name="ce39">
            <text:p>68,2%</text:p>
          </table:table-cell>
          <table:table-cell office:value-type="float" office:value="302452" table:style-name="ce38">
            <text:p>302.452</text:p>
          </table:table-cell>
          <table:table-cell office:value-type="percentage" office:value="0.88962488638937343" table:style-name="ce39">
            <text:p>89,0%</text:p>
          </table:table-cell>
          <table:table-cell office:value-type="float" office:value="257968" table:style-name="ce38">
            <text:p>257.968</text:p>
          </table:table-cell>
          <table:table-cell office:value-type="percentage" office:value="0.71235706218433559" table:style-name="ce39">
            <text:p>71,2%</text:p>
          </table:table-cell>
          <table:table-cell office:value-type="float" office:value="53687" table:style-name="ce38">
            <text:p>53.687</text:p>
          </table:table-cell>
          <table:table-cell office:value-type="percentage" office:value="0.20605811708623911" table:style-name="ce39">
            <text:p>20,6%</text:p>
          </table:table-cell>
          <table:table-cell office:value-type="float" office:value="30587" table:style-name="ce38">
            <text:p>30.587</text:p>
          </table:table-cell>
          <table:table-cell office:value-type="percentage" office:value="0.15177091706610299" table:style-name="ce39">
            <text:p>15,2%</text:p>
          </table:table-cell>
          <table:table-cell office:value-type="float" office:value="2335" table:style-name="ce38">
            <text:p>2.335</text:p>
          </table:table-cell>
          <table:table-cell office:value-type="percentage" office:value="1.3848854726403568E-2" table:style-name="ce39">
            <text:p>1,4%</text:p>
          </table:table-cell>
          <table:table-cell office:value-type="float" office:value="1210274" table:style-name="ce38">
            <text:p>1.210.27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1003466329425793" table:style-name="ce39">
            <text:p>6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2" table:style-name="ce38">
            <text:p>2.342</text:p>
          </table:table-cell>
          <table:table-cell office:value-type="percentage" office:value="0.89904030710172744" table:style-name="ce39">
            <text:p>89,9%</text:p>
          </table:table-cell>
          <table:table-cell office:value-type="float" office:value="3769" table:style-name="ce38">
            <text:p>3.769</text:p>
          </table:table-cell>
          <table:table-cell office:value-type="percentage" office:value="0.87285780453913853" table:style-name="ce39">
            <text:p>87,3%</text:p>
          </table:table-cell>
          <table:table-cell office:value-type="float" office:value="6456" table:style-name="ce38">
            <text:p>6.456</text:p>
          </table:table-cell>
          <table:table-cell office:value-type="percentage" office:value="0.82168766704849183" table:style-name="ce39">
            <text:p>82,2%</text:p>
          </table:table-cell>
          <table:table-cell office:value-type="float" office:value="9472" table:style-name="ce38">
            <text:p>9.472</text:p>
          </table:table-cell>
          <table:table-cell office:value-type="percentage" office:value="0.81966078227760475" table:style-name="ce39">
            <text:p>82,0%</text:p>
          </table:table-cell>
          <table:table-cell office:value-type="float" office:value="9321" table:style-name="ce38">
            <text:p>9.321</text:p>
          </table:table-cell>
          <table:table-cell office:value-type="percentage" office:value="0.73730422401518747" table:style-name="ce39">
            <text:p>73,7%</text:p>
          </table:table-cell>
          <table:table-cell office:value-type="float" office:value="6303" table:style-name="ce38">
            <text:p>6.303</text:p>
          </table:table-cell>
          <table:table-cell office:value-type="percentage" office:value="0.52993105767613924" table:style-name="ce39">
            <text:p>53,0%</text:p>
          </table:table-cell>
          <table:table-cell office:value-type="float" office:value="3305" table:style-name="ce38">
            <text:p>3.305</text:p>
          </table:table-cell>
          <table:table-cell office:value-type="percentage" office:value="0.30135862131850094" table:style-name="ce39">
            <text:p>30,1%</text:p>
          </table:table-cell>
          <table:table-cell office:value-type="float" office:value="254" table:style-name="ce38">
            <text:p>254</text:p>
          </table:table-cell>
          <table:table-cell office:value-type="percentage" office:value="2.7832566294104754E-2" table:style-name="ce39">
            <text:p>2,8%</text:p>
          </table:table-cell>
          <table:table-cell office:value-type="float" office:value="41222" table:style-name="ce38">
            <text:p>41.22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8087789755513286" table:style-name="ce39">
            <text:p>5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8" table:style-name="ce38">
            <text:p>1.918</text:p>
          </table:table-cell>
          <table:table-cell office:value-type="percentage" office:value="0.81651766709237972" table:style-name="ce39">
            <text:p>81,7%</text:p>
          </table:table-cell>
          <table:table-cell office:value-type="float" office:value="3161" table:style-name="ce38">
            <text:p>3.161</text:p>
          </table:table-cell>
          <table:table-cell office:value-type="percentage" office:value="0.84338313767342588" table:style-name="ce39">
            <text:p>84,3%</text:p>
          </table:table-cell>
          <table:table-cell office:value-type="float" office:value="6545" table:style-name="ce38">
            <text:p>6.545</text:p>
          </table:table-cell>
          <table:table-cell office:value-type="percentage" office:value="0.83620799795579404" table:style-name="ce39">
            <text:p>83,6%</text:p>
          </table:table-cell>
          <table:table-cell office:value-type="float" office:value="8883" table:style-name="ce38">
            <text:p>8.883</text:p>
          </table:table-cell>
          <table:table-cell office:value-type="percentage" office:value="0.786175767767059" table:style-name="ce39">
            <text:p>78,6%</text:p>
          </table:table-cell>
          <table:table-cell office:value-type="float" office:value="8886" table:style-name="ce38">
            <text:p>8.886</text:p>
          </table:table-cell>
          <table:table-cell office:value-type="percentage" office:value="0.74037660389935012" table:style-name="ce39">
            <text:p>74,0%</text:p>
          </table:table-cell>
          <table:table-cell office:value-type="float" office:value="6413" table:style-name="ce38">
            <text:p>6.413</text:p>
          </table:table-cell>
          <table:table-cell office:value-type="percentage" office:value="0.52855847688123303" table:style-name="ce39">
            <text:p>52,9%</text:p>
          </table:table-cell>
          <table:table-cell office:value-type="float" office:value="2106" table:style-name="ce38">
            <text:p>2.106</text:p>
          </table:table-cell>
          <table:table-cell office:value-type="percentage" office:value="0.17557315548145061" table:style-name="ce39">
            <text:p>17,6%</text:p>
          </table:table-cell>
          <table:table-cell office:value-type="float" office:value="297" table:style-name="ce38">
            <text:p>297</text:p>
          </table:table-cell>
          <table:table-cell office:value-type="percentage" office:value="3.1021516607478587E-2" table:style-name="ce39">
            <text:p>3,1%</text:p>
          </table:table-cell>
          <table:table-cell office:value-type="float" office:value="38209" table:style-name="ce38">
            <text:p>38.20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3870881328690057" table:style-name="ce39">
            <text:p>5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3198" table:style-name="ce38">
            <text:p>3.198</text:p>
          </table:table-cell>
          <table:table-cell office:value-type="string" table:style-name="ce39">
            <text:p>-</text:p>
          </table:table-cell>
          <table:table-cell office:value-type="float" office:value="8394" table:style-name="ce38">
            <text:p>8.394</text:p>
          </table:table-cell>
          <table:table-cell office:value-type="string" table:style-name="ce39">
            <text:p>-</text:p>
          </table:table-cell>
          <table:table-cell office:value-type="float" office:value="18947" table:style-name="ce38">
            <text:p>18.947</text:p>
          </table:table-cell>
          <table:table-cell office:value-type="string" table:style-name="ce39">
            <text:p>-</text:p>
          </table:table-cell>
          <table:table-cell office:value-type="float" office:value="25679" table:style-name="ce38">
            <text:p>25.679</text:p>
          </table:table-cell>
          <table:table-cell office:value-type="string" table:style-name="ce39">
            <text:p>-</text:p>
          </table:table-cell>
          <table:table-cell office:value-type="float" office:value="18742" table:style-name="ce38">
            <text:p>18.742</text:p>
          </table:table-cell>
          <table:table-cell office:value-type="string" table:style-name="ce39">
            <text:p>-</text:p>
          </table:table-cell>
          <table:table-cell office:value-type="float" office:value="666" table:style-name="ce38">
            <text:p>666</text:p>
          </table:table-cell>
          <table:table-cell office:value-type="string" table:style-name="ce39">
            <text:p>-</text:p>
          </table:table-cell>
          <table:table-cell office:value-type="float" office:value="75663" table:style-name="ce38">
            <text:p>75.66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7" table:style-name="ce41">
            <text:p>107</text:p>
          </table:table-cell>
          <table:table-cell office:value-type="string" table:style-name="ce42">
            <text:p>-</text:p>
          </table:table-cell>
          <table:table-cell office:value-type="float" office:value="347" table:style-name="ce41">
            <text:p>347</text:p>
          </table:table-cell>
          <table:table-cell office:value-type="string" table:style-name="ce42">
            <text:p>-</text:p>
          </table:table-cell>
          <table:table-cell office:value-type="float" office:value="605" table:style-name="ce41">
            <text:p>605</text:p>
          </table:table-cell>
          <table:table-cell office:value-type="string" table:style-name="ce42">
            <text:p>-</text:p>
          </table:table-cell>
          <table:table-cell office:value-type="float" office:value="544" table:style-name="ce41">
            <text:p>544</text:p>
          </table:table-cell>
          <table:table-cell office:value-type="string" table:style-name="ce42">
            <text:p>-</text:p>
          </table:table-cell>
          <table:table-cell office:value-type="float" office:value="461" table:style-name="ce41">
            <text:p>461</text:p>
          </table:table-cell>
          <table:table-cell office:value-type="string" table:style-name="ce42">
            <text:p>-</text:p>
          </table:table-cell>
          <table:table-cell office:value-type="float" office:value="31" table:style-name="ce41">
            <text:p>31</text:p>
          </table:table-cell>
          <table:table-cell office:value-type="string" table:style-name="ce42">
            <text:p>-</text:p>
          </table:table-cell>
          <table:table-cell office:value-type="float" office:value="2128" table:style-name="ce41">
            <text:p>2.12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2261" table:style-name="ce45">
            <text:p>2.882.261</text:p>
          </table:table-cell>
          <table:table-cell office:value-type="percentage" office:value="1" table:style-name="ce46">
            <text:p>100,0%</text:p>
          </table:table-cell>
          <table:table-cell office:value-type="float" office:value="3873933" table:style-name="ce45">
            <text:p>3.873.933</text:p>
          </table:table-cell>
          <table:table-cell office:value-type="percentage" office:value="0.97825479255917547" table:style-name="ce46">
            <text:p>97,8%</text:p>
          </table:table-cell>
          <table:table-cell office:value-type="float" office:value="4502543" table:style-name="ce45">
            <text:p>4.502.543</text:p>
          </table:table-cell>
          <table:table-cell office:value-type="percentage" office:value="0.84364901837853801" table:style-name="ce46">
            <text:p>84,4%</text:p>
          </table:table-cell>
          <table:table-cell office:value-type="float" office:value="6083854" table:style-name="ce45">
            <text:p>6.083.854</text:p>
          </table:table-cell>
          <table:table-cell office:value-type="percentage" office:value="0.86500630002448353" table:style-name="ce46">
            <text:p>86,5%</text:p>
          </table:table-cell>
          <table:table-cell office:value-type="float" office:value="5410625" table:style-name="ce45">
            <text:p>5.410.625</text:p>
          </table:table-cell>
          <table:table-cell office:value-type="percentage" office:value="0.68560635003421933" table:style-name="ce46">
            <text:p>68,6%</text:p>
          </table:table-cell>
          <table:table-cell office:value-type="float" office:value="1567037" table:style-name="ce45">
            <text:p>1.567.037</text:p>
          </table:table-cell>
          <table:table-cell office:value-type="percentage" office:value="0.25151454889836178" table:style-name="ce46">
            <text:p>25,2%</text:p>
          </table:table-cell>
          <table:table-cell office:value-type="float" office:value="683896" table:style-name="ce45">
            <text:p>683.896</text:p>
          </table:table-cell>
          <table:table-cell office:value-type="percentage" office:value="0.13831057468288896" table:style-name="ce46">
            <text:p>13,8%</text:p>
          </table:table-cell>
          <table:table-cell office:value-type="float" office:value="56809" table:style-name="ce45">
            <text:p>56.809</text:p>
          </table:table-cell>
          <table:table-cell office:value-type="percentage" office:value="1.4608790732910808E-2" table:style-name="ce46">
            <text:p>1,5%</text:p>
          </table:table-cell>
          <table:table-cell office:value-type="float" office:value="25060958" table:style-name="ce45">
            <text:p>25.060.95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9499194999067784" table:style-name="ce46">
            <text:p>59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7-22T15:10:22Z</meta:creation-date>
    <dc:date>2021-07-22T15:10:52Z</dc:date>
  </office:meta>
</office:document-meta>
</file>